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6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fo:background-color="transparent" fo:border="none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Bcast" table:style-name="ta1">
        <table:shapes>
          <draw:frame draw:z-index="0" draw:style-name="gr1" draw:text-style-name="P1" svg:width="16.009cm" svg:height="9.748cm" svg:x="2.271cm" svg:y="8.58cm">
            <draw:object draw:notify-on-update-of-ranges="MyBcast.J25:MyBcast.M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84542625" calcext:value-type="float">
            <text:p>984542625</text:p>
          </table:table-cell>
          <table:table-cell table:style-name="ce3" office:value-type="float" office:value="444990652" calcext:value-type="float">
            <text:p>444990652</text:p>
          </table:table-cell>
          <table:table-cell table:style-name="ce3" office:value-type="float" office:value="286136524" calcext:value-type="float">
            <text:p>286136524</text:p>
          </table:table-cell>
          <table:table-cell office:value-type="float" office:value="238216805" calcext:value-type="float">
            <text:p>238216805</text:p>
          </table:table-cell>
          <table:table-cell table:number-columns-repeated="2"/>
          <table:table-cell table:style-name="ce3" office:value-type="float" office:value="994932888" calcext:value-type="float">
            <text:p>994932888</text:p>
          </table:table-cell>
          <table:table-cell table:style-name="ce3" office:value-type="float" office:value="482516462" calcext:value-type="float">
            <text:p>482516462</text:p>
          </table:table-cell>
          <table:table-cell office:value-type="float" office:value="281703892" calcext:value-type="float">
            <text:p>281703892</text:p>
          </table:table-cell>
          <table:table-cell office:value-type="float" office:value="290686309" calcext:value-type="float">
            <text:p>290686309</text:p>
          </table:table-cell>
          <table:table-cell table:number-columns-repeated="2"/>
          <table:table-cell table:style-name="ce3" office:value-type="float" office:value="874659986" calcext:value-type="float">
            <text:p>874659986</text:p>
          </table:table-cell>
          <table:table-cell table:style-name="ce3" office:value-type="float" office:value="452167801" calcext:value-type="float">
            <text:p>452167801</text:p>
          </table:table-cell>
          <table:table-cell table:style-name="ce3" office:value-type="float" office:value="283880906" calcext:value-type="float">
            <text:p>283880906</text:p>
          </table:table-cell>
          <table:table-cell table:style-name="ce3" office:value-type="float" office:value="387207792" calcext:value-type="float">
            <text:p>387207792</text:p>
          </table:table-cell>
          <table:table-cell table:number-columns-repeated="2"/>
          <table:table-cell table:style-name="ce3" office:value-type="float" office:value="28710041046" calcext:value-type="float">
            <text:p>28710041046</text:p>
          </table:table-cell>
          <table:table-cell table:style-name="ce3" office:value-type="float" office:value="13955731581" calcext:value-type="float">
            <text:p>13955731581</text:p>
          </table:table-cell>
          <table:table-cell table:style-name="ce3" office:value-type="float" office:value="7380661853" calcext:value-type="float">
            <text:p>7380661853</text:p>
          </table:table-cell>
          <table:table-cell table:style-name="ce3" office:value-type="float" office:value="4085904944" calcext:value-type="float">
            <text:p>4085904944</text:p>
          </table:table-cell>
        </table:table-row>
        <table:table-row table:style-name="ro1">
          <table:table-cell/>
          <table:table-cell table:style-name="ce3" office:value-type="float" office:value="951397923" calcext:value-type="float">
            <text:p>951397923</text:p>
          </table:table-cell>
          <table:table-cell table:style-name="ce3" office:value-type="float" office:value="503954461" calcext:value-type="float">
            <text:p>503954461</text:p>
          </table:table-cell>
          <table:table-cell table:style-name="ce3" office:value-type="float" office:value="262995858" calcext:value-type="float">
            <text:p>262995858</text:p>
          </table:table-cell>
          <table:table-cell office:value-type="float" office:value="242080684" calcext:value-type="float">
            <text:p>242080684</text:p>
          </table:table-cell>
          <table:table-cell table:number-columns-repeated="2"/>
          <table:table-cell table:style-name="ce3" office:value-type="float" office:value="913572725" calcext:value-type="float">
            <text:p>913572725</text:p>
          </table:table-cell>
          <table:table-cell table:style-name="ce3" office:value-type="float" office:value="448862856" calcext:value-type="float">
            <text:p>448862856</text:p>
          </table:table-cell>
          <table:table-cell office:value-type="float" office:value="268713572" calcext:value-type="float">
            <text:p>268713572</text:p>
          </table:table-cell>
          <table:table-cell office:value-type="float" office:value="296461990" calcext:value-type="float">
            <text:p>296461990</text:p>
          </table:table-cell>
          <table:table-cell table:number-columns-repeated="2"/>
          <table:table-cell table:style-name="ce3" office:value-type="float" office:value="844550655" calcext:value-type="float">
            <text:p>844550655</text:p>
          </table:table-cell>
          <table:table-cell table:style-name="ce3" office:value-type="float" office:value="428679358" calcext:value-type="float">
            <text:p>428679358</text:p>
          </table:table-cell>
          <table:table-cell table:style-name="ce3" office:value-type="float" office:value="282505358" calcext:value-type="float">
            <text:p>282505358</text:p>
          </table:table-cell>
          <table:table-cell table:style-name="ce3" office:value-type="float" office:value="376111649" calcext:value-type="float">
            <text:p>376111649</text:p>
          </table:table-cell>
          <table:table-cell table:number-columns-repeated="2"/>
          <table:table-cell table:style-name="ce3" office:value-type="float" office:value="27654963343" calcext:value-type="float">
            <text:p>27654963343</text:p>
          </table:table-cell>
          <table:table-cell table:style-name="ce3" office:value-type="float" office:value="13936986656" calcext:value-type="float">
            <text:p>13936986656</text:p>
          </table:table-cell>
          <table:table-cell table:style-name="ce3" office:value-type="float" office:value="7454910957" calcext:value-type="float">
            <text:p>7454910957</text:p>
          </table:table-cell>
          <table:table-cell table:style-name="ce3" office:value-type="float" office:value="4058639234" calcext:value-type="float">
            <text:p>4058639234</text:p>
          </table:table-cell>
        </table:table-row>
        <table:table-row table:style-name="ro1">
          <table:table-cell/>
          <table:table-cell table:style-name="ce3" office:value-type="float" office:value="899392924" calcext:value-type="float">
            <text:p>899392924</text:p>
          </table:table-cell>
          <table:table-cell table:style-name="ce3" office:value-type="float" office:value="498534272" calcext:value-type="float">
            <text:p>498534272</text:p>
          </table:table-cell>
          <table:table-cell table:style-name="ce3" office:value-type="float" office:value="249544128" calcext:value-type="float">
            <text:p>249544128</text:p>
          </table:table-cell>
          <table:table-cell office:value-type="float" office:value="243380330" calcext:value-type="float">
            <text:p>243380330</text:p>
          </table:table-cell>
          <table:table-cell table:number-columns-repeated="2"/>
          <table:table-cell table:style-name="ce3" office:value-type="float" office:value="922581102" calcext:value-type="float">
            <text:p>922581102</text:p>
          </table:table-cell>
          <table:table-cell table:style-name="ce3" office:value-type="float" office:value="536972582" calcext:value-type="float">
            <text:p>536972582</text:p>
          </table:table-cell>
          <table:table-cell office:value-type="float" office:value="283439963" calcext:value-type="float">
            <text:p>283439963</text:p>
          </table:table-cell>
          <table:table-cell office:value-type="float" office:value="295182332" calcext:value-type="float">
            <text:p>295182332</text:p>
          </table:table-cell>
          <table:table-cell table:number-columns-repeated="2"/>
          <table:table-cell table:style-name="ce3" office:value-type="float" office:value="817842301" calcext:value-type="float">
            <text:p>817842301</text:p>
          </table:table-cell>
          <table:table-cell table:style-name="ce3" office:value-type="float" office:value="442979713" calcext:value-type="float">
            <text:p>442979713</text:p>
          </table:table-cell>
          <table:table-cell table:style-name="ce3" office:value-type="float" office:value="278073237" calcext:value-type="float">
            <text:p>278073237</text:p>
          </table:table-cell>
          <table:table-cell table:style-name="ce3" office:value-type="float" office:value="362919414" calcext:value-type="float">
            <text:p>362919414</text:p>
          </table:table-cell>
          <table:table-cell table:number-columns-repeated="2"/>
          <table:table-cell table:style-name="ce3" office:value-type="float" office:value="28211009202" calcext:value-type="float">
            <text:p>28211009202</text:p>
          </table:table-cell>
          <table:table-cell table:style-name="ce3" office:value-type="float" office:value="13909657965" calcext:value-type="float">
            <text:p>13909657965</text:p>
          </table:table-cell>
          <table:table-cell table:style-name="ce3" office:value-type="float" office:value="7412383317" calcext:value-type="float">
            <text:p>7412383317</text:p>
          </table:table-cell>
          <table:table-cell table:style-name="ce3" office:value-type="float" office:value="4110964735" calcext:value-type="float">
            <text:p>4110964735</text:p>
          </table:table-cell>
        </table:table-row>
        <table:table-row table:style-name="ro1">
          <table:table-cell/>
          <table:table-cell table:style-name="ce3" office:value-type="float" office:value="989043588" calcext:value-type="float">
            <text:p>989043588</text:p>
          </table:table-cell>
          <table:table-cell table:style-name="ce3" office:value-type="float" office:value="502498266" calcext:value-type="float">
            <text:p>502498266</text:p>
          </table:table-cell>
          <table:table-cell table:style-name="ce3" office:value-type="float" office:value="253701972" calcext:value-type="float">
            <text:p>253701972</text:p>
          </table:table-cell>
          <table:table-cell office:value-type="float" office:value="241743932" calcext:value-type="float">
            <text:p>241743932</text:p>
          </table:table-cell>
          <table:table-cell table:number-columns-repeated="2"/>
          <table:table-cell table:style-name="ce3" office:value-type="float" office:value="926975338" calcext:value-type="float">
            <text:p>926975338</text:p>
          </table:table-cell>
          <table:table-cell table:style-name="ce3" office:value-type="float" office:value="525146731" calcext:value-type="float">
            <text:p>525146731</text:p>
          </table:table-cell>
          <table:table-cell office:value-type="float" office:value="278673121" calcext:value-type="float">
            <text:p>278673121</text:p>
          </table:table-cell>
          <table:table-cell office:value-type="float" office:value="300675309" calcext:value-type="float">
            <text:p>300675309</text:p>
          </table:table-cell>
          <table:table-cell table:number-columns-repeated="2"/>
          <table:table-cell table:style-name="ce3" office:value-type="float" office:value="822853581" calcext:value-type="float">
            <text:p>822853581</text:p>
          </table:table-cell>
          <table:table-cell table:style-name="ce3" office:value-type="float" office:value="430367269" calcext:value-type="float">
            <text:p>430367269</text:p>
          </table:table-cell>
          <table:table-cell table:style-name="ce3" office:value-type="float" office:value="278447815" calcext:value-type="float">
            <text:p>278447815</text:p>
          </table:table-cell>
          <table:table-cell table:style-name="ce3" office:value-type="float" office:value="392273415" calcext:value-type="float">
            <text:p>392273415</text:p>
          </table:table-cell>
          <table:table-cell table:number-columns-repeated="2"/>
          <table:table-cell table:style-name="ce3" office:value-type="float" office:value="27805854986" calcext:value-type="float">
            <text:p>27805854986</text:p>
          </table:table-cell>
          <table:table-cell table:style-name="ce3" office:value-type="float" office:value="14900925143" calcext:value-type="float">
            <text:p>14900925143</text:p>
          </table:table-cell>
          <table:table-cell table:style-name="ce3" office:value-type="float" office:value="6746946587" calcext:value-type="float">
            <text:p>6746946587</text:p>
          </table:table-cell>
          <table:table-cell table:style-name="ce3" office:value-type="float" office:value="4293360920" calcext:value-type="float">
            <text:p>4293360920</text:p>
          </table:table-cell>
        </table:table-row>
        <table:table-row table:style-name="ro1">
          <table:table-cell/>
          <table:table-cell table:style-name="ce3" office:value-type="float" office:value="913910533" calcext:value-type="float">
            <text:p>913910533</text:p>
          </table:table-cell>
          <table:table-cell table:style-name="ce3" office:value-type="float" office:value="504897238" calcext:value-type="float">
            <text:p>504897238</text:p>
          </table:table-cell>
          <table:table-cell table:style-name="ce3" office:value-type="float" office:value="271202812" calcext:value-type="float">
            <text:p>271202812</text:p>
          </table:table-cell>
          <table:table-cell office:value-type="float" office:value="242673814" calcext:value-type="float">
            <text:p>242673814</text:p>
          </table:table-cell>
          <table:table-cell table:number-columns-repeated="2"/>
          <table:table-cell table:style-name="ce3" office:value-type="float" office:value="929097688" calcext:value-type="float">
            <text:p>929097688</text:p>
          </table:table-cell>
          <table:table-cell table:style-name="ce3" office:value-type="float" office:value="492571790" calcext:value-type="float">
            <text:p>492571790</text:p>
          </table:table-cell>
          <table:table-cell office:value-type="float" office:value="275365655" calcext:value-type="float">
            <text:p>275365655</text:p>
          </table:table-cell>
          <table:table-cell office:value-type="float" office:value="295933062" calcext:value-type="float">
            <text:p>295933062</text:p>
          </table:table-cell>
          <table:table-cell table:number-columns-repeated="2"/>
          <table:table-cell table:style-name="ce3" office:value-type="float" office:value="869952806" calcext:value-type="float">
            <text:p>869952806</text:p>
          </table:table-cell>
          <table:table-cell table:style-name="ce3" office:value-type="float" office:value="425270107" calcext:value-type="float">
            <text:p>425270107</text:p>
          </table:table-cell>
          <table:table-cell table:style-name="ce3" office:value-type="float" office:value="255234873" calcext:value-type="float">
            <text:p>255234873</text:p>
          </table:table-cell>
          <table:table-cell table:style-name="ce3" office:value-type="float" office:value="431355343" calcext:value-type="float">
            <text:p>431355343</text:p>
          </table:table-cell>
          <table:table-cell table:number-columns-repeated="2"/>
          <table:table-cell table:style-name="ce3" office:value-type="float" office:value="27239368744" calcext:value-type="float">
            <text:p>27239368744</text:p>
          </table:table-cell>
          <table:table-cell table:style-name="ce3" office:value-type="float" office:value="13511839708" calcext:value-type="float">
            <text:p>13511839708</text:p>
          </table:table-cell>
          <table:table-cell table:style-name="ce3" office:value-type="float" office:value="7158774678" calcext:value-type="float">
            <text:p>7158774678</text:p>
          </table:table-cell>
          <table:table-cell table:style-name="ce3" office:value-type="float" office:value="4273663741" calcext:value-type="float">
            <text:p>4273663741</text:p>
          </table:table-cell>
        </table:table-row>
        <table:table-row table:style-name="ro1">
          <table:table-cell/>
          <table:table-cell table:style-name="ce3" office:value-type="float" office:value="978590402" calcext:value-type="float">
            <text:p>978590402</text:p>
          </table:table-cell>
          <table:table-cell table:style-name="ce3" office:value-type="float" office:value="499937590" calcext:value-type="float">
            <text:p>499937590</text:p>
          </table:table-cell>
          <table:table-cell table:style-name="ce3" office:value-type="float" office:value="267329920" calcext:value-type="float">
            <text:p>267329920</text:p>
          </table:table-cell>
          <table:table-cell office:value-type="float" office:value="242193170" calcext:value-type="float">
            <text:p>242193170</text:p>
          </table:table-cell>
          <table:table-cell table:number-columns-repeated="2"/>
          <table:table-cell table:style-name="ce3" office:value-type="float" office:value="959693342" calcext:value-type="float">
            <text:p>959693342</text:p>
          </table:table-cell>
          <table:table-cell table:style-name="ce3" office:value-type="float" office:value="515470645" calcext:value-type="float">
            <text:p>515470645</text:p>
          </table:table-cell>
          <table:table-cell office:value-type="float" office:value="268980807" calcext:value-type="float">
            <text:p>268980807</text:p>
          </table:table-cell>
          <table:table-cell office:value-type="float" office:value="293055727" calcext:value-type="float">
            <text:p>293055727</text:p>
          </table:table-cell>
          <table:table-cell table:number-columns-repeated="2"/>
          <table:table-cell table:style-name="ce3" office:value-type="float" office:value="847582898" calcext:value-type="float">
            <text:p>847582898</text:p>
          </table:table-cell>
          <table:table-cell table:style-name="ce3" office:value-type="float" office:value="414412684" calcext:value-type="float">
            <text:p>414412684</text:p>
          </table:table-cell>
          <table:table-cell table:style-name="ce3" office:value-type="float" office:value="260800522" calcext:value-type="float">
            <text:p>260800522</text:p>
          </table:table-cell>
          <table:table-cell table:style-name="ce3" office:value-type="float" office:value="377932676" calcext:value-type="float">
            <text:p>377932676</text:p>
          </table:table-cell>
          <table:table-cell table:number-columns-repeated="2"/>
          <table:table-cell table:style-name="ce3" office:value-type="float" office:value="26220252541" calcext:value-type="float">
            <text:p>26220252541</text:p>
          </table:table-cell>
          <table:table-cell table:style-name="ce3" office:value-type="float" office:value="13663579195" calcext:value-type="float">
            <text:p>13663579195</text:p>
          </table:table-cell>
          <table:table-cell table:style-name="ce3" office:value-type="float" office:value="6992951912" calcext:value-type="float">
            <text:p>6992951912</text:p>
          </table:table-cell>
          <table:table-cell table:style-name="ce3" office:value-type="float" office:value="3920281471" calcext:value-type="float">
            <text:p>3920281471</text:p>
          </table:table-cell>
        </table:table-row>
        <table:table-row table:style-name="ro1">
          <table:table-cell/>
          <table:table-cell table:style-name="ce3" office:value-type="float" office:value="977948689" calcext:value-type="float">
            <text:p>977948689</text:p>
          </table:table-cell>
          <table:table-cell table:style-name="ce3" office:value-type="float" office:value="468995555" calcext:value-type="float">
            <text:p>468995555</text:p>
          </table:table-cell>
          <table:table-cell table:style-name="ce3" office:value-type="float" office:value="271686310" calcext:value-type="float">
            <text:p>271686310</text:p>
          </table:table-cell>
          <table:table-cell office:value-type="float" office:value="242825042" calcext:value-type="float">
            <text:p>242825042</text:p>
          </table:table-cell>
          <table:table-cell table:number-columns-repeated="2"/>
          <table:table-cell table:style-name="ce3" office:value-type="float" office:value="831880879" calcext:value-type="float">
            <text:p>831880879</text:p>
          </table:table-cell>
          <table:table-cell table:style-name="ce3" office:value-type="float" office:value="427583677" calcext:value-type="float">
            <text:p>427583677</text:p>
          </table:table-cell>
          <table:table-cell office:value-type="float" office:value="283660130" calcext:value-type="float">
            <text:p>283660130</text:p>
          </table:table-cell>
          <table:table-cell office:value-type="float" office:value="310312565" calcext:value-type="float">
            <text:p>310312565</text:p>
          </table:table-cell>
          <table:table-cell table:number-columns-repeated="2"/>
          <table:table-cell table:style-name="ce3" office:value-type="float" office:value="835334772" calcext:value-type="float">
            <text:p>835334772</text:p>
          </table:table-cell>
          <table:table-cell table:style-name="ce3" office:value-type="float" office:value="425412268" calcext:value-type="float">
            <text:p>425412268</text:p>
          </table:table-cell>
          <table:table-cell table:style-name="ce3" office:value-type="float" office:value="285925840" calcext:value-type="float">
            <text:p>285925840</text:p>
          </table:table-cell>
          <table:table-cell table:style-name="ce3" office:value-type="float" office:value="395702601" calcext:value-type="float">
            <text:p>395702601</text:p>
          </table:table-cell>
          <table:table-cell table:number-columns-repeated="2"/>
          <table:table-cell table:style-name="ce3" office:value-type="float" office:value="27575657272" calcext:value-type="float">
            <text:p>27575657272</text:p>
          </table:table-cell>
          <table:table-cell table:style-name="ce3" office:value-type="float" office:value="14255598923" calcext:value-type="float">
            <text:p>14255598923</text:p>
          </table:table-cell>
          <table:table-cell table:style-name="ce3" office:value-type="float" office:value="6870745130" calcext:value-type="float">
            <text:p>6870745130</text:p>
          </table:table-cell>
          <table:table-cell table:style-name="ce3" office:value-type="float" office:value="4102293205" calcext:value-type="float">
            <text:p>4102293205</text:p>
          </table:table-cell>
        </table:table-row>
        <table:table-row table:style-name="ro1">
          <table:table-cell/>
          <table:table-cell table:style-name="ce3" office:value-type="float" office:value="995593200" calcext:value-type="float">
            <text:p>995593200</text:p>
          </table:table-cell>
          <table:table-cell table:style-name="ce3" office:value-type="float" office:value="503456971" calcext:value-type="float">
            <text:p>503456971</text:p>
          </table:table-cell>
          <table:table-cell table:style-name="ce3" office:value-type="float" office:value="270009129" calcext:value-type="float">
            <text:p>270009129</text:p>
          </table:table-cell>
          <table:table-cell office:value-type="float" office:value="239320379" calcext:value-type="float">
            <text:p>239320379</text:p>
          </table:table-cell>
          <table:table-cell table:number-columns-repeated="2"/>
          <table:table-cell table:style-name="ce3" office:value-type="float" office:value="880277088" calcext:value-type="float">
            <text:p>880277088</text:p>
          </table:table-cell>
          <table:table-cell table:style-name="ce3" office:value-type="float" office:value="436476990" calcext:value-type="float">
            <text:p>436476990</text:p>
          </table:table-cell>
          <table:table-cell office:value-type="float" office:value="268866634" calcext:value-type="float">
            <text:p>268866634</text:p>
          </table:table-cell>
          <table:table-cell office:value-type="float" office:value="246092642" calcext:value-type="float">
            <text:p>246092642</text:p>
          </table:table-cell>
          <table:table-cell table:number-columns-repeated="2"/>
          <table:table-cell table:style-name="ce3" office:value-type="float" office:value="843829430" calcext:value-type="float">
            <text:p>843829430</text:p>
          </table:table-cell>
          <table:table-cell table:style-name="ce3" office:value-type="float" office:value="429509800" calcext:value-type="float">
            <text:p>429509800</text:p>
          </table:table-cell>
          <table:table-cell table:style-name="ce3" office:value-type="float" office:value="285971540" calcext:value-type="float">
            <text:p>285971540</text:p>
          </table:table-cell>
          <table:table-cell table:style-name="ce3" office:value-type="float" office:value="399605125" calcext:value-type="float">
            <text:p>399605125</text:p>
          </table:table-cell>
          <table:table-cell table:number-columns-repeated="2"/>
          <table:table-cell table:style-name="ce3" office:value-type="float" office:value="27002836043" calcext:value-type="float">
            <text:p>27002836043</text:p>
          </table:table-cell>
          <table:table-cell table:style-name="ce3" office:value-type="float" office:value="14008343676" calcext:value-type="float">
            <text:p>14008343676</text:p>
          </table:table-cell>
          <table:table-cell table:style-name="ce3" office:value-type="float" office:value="7142748141" calcext:value-type="float">
            <text:p>7142748141</text:p>
          </table:table-cell>
          <table:table-cell table:style-name="ce3" office:value-type="float" office:value="4041509574" calcext:value-type="float">
            <text:p>4041509574</text:p>
          </table:table-cell>
        </table:table-row>
        <table:table-row table:style-name="ro1">
          <table:table-cell/>
          <table:table-cell table:style-name="ce3" office:value-type="float" office:value="939227051" calcext:value-type="float">
            <text:p>939227051</text:p>
          </table:table-cell>
          <table:table-cell table:style-name="ce3" office:value-type="float" office:value="501467945" calcext:value-type="float">
            <text:p>501467945</text:p>
          </table:table-cell>
          <table:table-cell table:style-name="ce3" office:value-type="float" office:value="265914544" calcext:value-type="float">
            <text:p>265914544</text:p>
          </table:table-cell>
          <table:table-cell office:value-type="float" office:value="247111018" calcext:value-type="float">
            <text:p>247111018</text:p>
          </table:table-cell>
          <table:table-cell table:number-columns-repeated="2"/>
          <table:table-cell table:style-name="ce3" office:value-type="float" office:value="990316169" calcext:value-type="float">
            <text:p>990316169</text:p>
          </table:table-cell>
          <table:table-cell table:style-name="ce3" office:value-type="float" office:value="532111597" calcext:value-type="float">
            <text:p>532111597</text:p>
          </table:table-cell>
          <table:table-cell office:value-type="float" office:value="265555238" calcext:value-type="float">
            <text:p>265555238</text:p>
          </table:table-cell>
          <table:table-cell office:value-type="float" office:value="287906051" calcext:value-type="float">
            <text:p>287906051</text:p>
          </table:table-cell>
          <table:table-cell table:number-columns-repeated="2"/>
          <table:table-cell table:style-name="ce3" office:value-type="float" office:value="837142266" calcext:value-type="float">
            <text:p>837142266</text:p>
          </table:table-cell>
          <table:table-cell table:style-name="ce3" office:value-type="float" office:value="438998362" calcext:value-type="float">
            <text:p>438998362</text:p>
          </table:table-cell>
          <table:table-cell table:style-name="ce3" office:value-type="float" office:value="281339712" calcext:value-type="float">
            <text:p>281339712</text:p>
          </table:table-cell>
          <table:table-cell table:style-name="ce3" office:value-type="float" office:value="389249510" calcext:value-type="float">
            <text:p>389249510</text:p>
          </table:table-cell>
          <table:table-cell table:number-columns-repeated="2"/>
          <table:table-cell table:style-name="ce3" office:value-type="float" office:value="27654827683" calcext:value-type="float">
            <text:p>27654827683</text:p>
          </table:table-cell>
          <table:table-cell table:style-name="ce3" office:value-type="float" office:value="14379817019" calcext:value-type="float">
            <text:p>14379817019</text:p>
          </table:table-cell>
          <table:table-cell table:style-name="ce3" office:value-type="float" office:value="6968557963" calcext:value-type="float">
            <text:p>6968557963</text:p>
          </table:table-cell>
          <table:table-cell table:style-name="ce3" office:value-type="float" office:value="3956701853" calcext:value-type="float">
            <text:p>3956701853</text:p>
          </table:table-cell>
        </table:table-row>
        <table:table-row table:style-name="ro1">
          <table:table-cell/>
          <table:table-cell table:style-name="ce3" office:value-type="float" office:value="968329282" calcext:value-type="float">
            <text:p>968329282</text:p>
          </table:table-cell>
          <table:table-cell table:style-name="ce3" office:value-type="float" office:value="504210533" calcext:value-type="float">
            <text:p>504210533</text:p>
          </table:table-cell>
          <table:table-cell table:style-name="ce3" office:value-type="float" office:value="270372958" calcext:value-type="float">
            <text:p>270372958</text:p>
          </table:table-cell>
          <table:table-cell office:value-type="float" office:value="232501026" calcext:value-type="float">
            <text:p>232501026</text:p>
          </table:table-cell>
          <table:table-cell table:number-columns-repeated="2"/>
          <table:table-cell table:style-name="ce3" office:value-type="float" office:value="987495122" calcext:value-type="float">
            <text:p>987495122</text:p>
          </table:table-cell>
          <table:table-cell table:style-name="ce3" office:value-type="float" office:value="526963561" calcext:value-type="float">
            <text:p>526963561</text:p>
          </table:table-cell>
          <table:table-cell office:value-type="float" office:value="275115013" calcext:value-type="float">
            <text:p>275115013</text:p>
          </table:table-cell>
          <table:table-cell office:value-type="float" office:value="281480536" calcext:value-type="float">
            <text:p>281480536</text:p>
          </table:table-cell>
          <table:table-cell table:number-columns-repeated="2"/>
          <table:table-cell table:style-name="ce3" office:value-type="float" office:value="826180333" calcext:value-type="float">
            <text:p>826180333</text:p>
          </table:table-cell>
          <table:table-cell table:style-name="ce3" office:value-type="float" office:value="456815039" calcext:value-type="float">
            <text:p>456815039</text:p>
          </table:table-cell>
          <table:table-cell table:style-name="ce3" office:value-type="float" office:value="280509628" calcext:value-type="float">
            <text:p>280509628</text:p>
          </table:table-cell>
          <table:table-cell table:style-name="ce3" office:value-type="float" office:value="397522526" calcext:value-type="float">
            <text:p>397522526</text:p>
          </table:table-cell>
          <table:table-cell table:number-columns-repeated="2"/>
          <table:table-cell table:style-name="ce3" office:value-type="float" office:value="27653582104" calcext:value-type="float">
            <text:p>27653582104</text:p>
          </table:table-cell>
          <table:table-cell table:style-name="ce3" office:value-type="float" office:value="13687607320" calcext:value-type="float">
            <text:p>13687607320</text:p>
          </table:table-cell>
          <table:table-cell table:style-name="ce3" office:value-type="float" office:value="7139655242" calcext:value-type="float">
            <text:p>7139655242</text:p>
          </table:table-cell>
          <table:table-cell table:style-name="ce3" office:value-type="float" office:value="4098758792" calcext:value-type="float">
            <text:p>409875879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9597976217" calcext:value-type="float">
            <text:p>0.0009597976217</text:p>
          </table:table-cell>
          <table:table-cell table:style-name="ce4" table:formula="of:=SUM([.C4:.C13])/10/(1000*1000*1000)/[.K21]" office:value-type="float" office:value="0.0009865886966" calcext:value-type="float">
            <text:p>0.0009865886966</text:p>
          </table:table-cell>
          <table:table-cell table:style-name="ce4" table:formula="of:=SUM([.D4:.D13])/10/(1000*1000*1000)/[.K22]" office:value-type="float" office:value="0.001067557662" calcext:value-type="float">
            <text:p>0.001067557662</text:p>
          </table:table-cell>
          <table:table-cell table:style-name="ce4" table:formula="of:=SUM([.E4:.E13])/10/(1000*1000*1000)/[.K23]" office:value-type="float" office:value="0.00192963696" calcext:value-type="float">
            <text:p>0.00192963696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9336822341" calcext:value-type="float">
            <text:p>0.0009336822341</text:p>
          </table:table-cell>
          <table:table-cell table:style-name="ce4" table:formula="of:=SUM([.I4:.I13])/10/(1000*1000*1000)/[.K21]" office:value-type="float" office:value="0.0009849353782" calcext:value-type="float">
            <text:p>0.0009849353782</text:p>
          </table:table-cell>
          <table:table-cell table:style-name="ce4" table:formula="of:=SUM([.J4:.J13])/10/(1000*1000*1000)/[.K22]" office:value-type="float" office:value="0.00110002961" calcext:value-type="float">
            <text:p>0.00110002961</text:p>
          </table:table-cell>
          <table:table-cell table:style-name="ce4" table:formula="of:=SUM([.K4:.K13])/10/(1000*1000*1000)/[.K23]" office:value-type="float" office:value="0.0023182292184" calcext:value-type="float">
            <text:p>0.002318229218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8419929028" calcext:value-type="float">
            <text:p>0.0008419929028</text:p>
          </table:table-cell>
          <table:table-cell table:style-name="ce4" table:formula="of:=SUM([.O4:.O13])/10/(1000*1000*1000)/[.K21]" office:value-type="float" office:value="0.0008689224802" calcext:value-type="float">
            <text:p>0.0008689224802</text:p>
          </table:table-cell>
          <table:table-cell table:style-name="ce4" table:formula="of:=SUM([.P4:.P13])/10/(1000*1000*1000)/[.K22]" office:value-type="float" office:value="0.0011090757724" calcext:value-type="float">
            <text:p>0.0011090757724</text:p>
          </table:table-cell>
          <table:table-cell table:style-name="ce4" table:formula="of:=SUM([.Q4:.Q13])/10/(1000*1000*1000)/[.K23]" office:value-type="float" office:value="0.0031279040408" calcext:value-type="float">
            <text:p>0.003127904040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275728392964" calcext:value-type="float">
            <text:p>0.0275728392964</text:p>
          </table:table-cell>
          <table:table-cell table:style-name="ce4" table:formula="of:=SUM([.U4:.U13])/10/(1000*1000*1000)/[.K21]" office:value-type="float" office:value="0.0280420174372" calcext:value-type="float">
            <text:p>0.0280420174372</text:p>
          </table:table-cell>
          <table:table-cell table:style-name="ce4" table:formula="of:=SUM([.V4:.V13])/10/(1000*1000*1000)/[.K22]" office:value-type="float" office:value="0.028507334312" calcext:value-type="float">
            <text:p>0.028507334312</text:p>
          </table:table-cell>
          <table:table-cell table:style-name="ce4" table:formula="of:=SUM([.W4:.W13])/10/(1000*1000*1000)/[.K23]" office:value-type="float" office:value="0.0327536627752" calcext:value-type="float">
            <text:p>0.0327536627752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" table:style-name="ta1">
        <table:shapes>
          <draw:frame draw:z-index="0" draw:style-name="gr1" draw:text-style-name="P1" svg:width="16.009cm" svg:height="9.748cm" svg:x="2.271cm" svg:y="8.58cm">
            <draw:object draw:notify-on-update-of-ranges="MPIBcast.J25:MPIBcast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80156052" calcext:value-type="float">
            <text:p>80156052</text:p>
          </table:table-cell>
          <table:table-cell table:style-name="ce3" office:value-type="float" office:value="86288957" calcext:value-type="float">
            <text:p>86288957</text:p>
          </table:table-cell>
          <table:table-cell table:style-name="ce3" office:value-type="float" office:value="31869154" calcext:value-type="float">
            <text:p>31869154</text:p>
          </table:table-cell>
          <table:table-cell office:value-type="float" office:value="16735389" calcext:value-type="float">
            <text:p>16735389</text:p>
          </table:table-cell>
          <table:table-cell table:number-columns-repeated="2"/>
          <table:table-cell table:style-name="ce3" office:value-type="float" office:value="121055491" calcext:value-type="float">
            <text:p>121055491</text:p>
          </table:table-cell>
          <table:table-cell table:style-name="ce3" office:value-type="float" office:value="69761404" calcext:value-type="float">
            <text:p>69761404</text:p>
          </table:table-cell>
          <table:table-cell office:value-type="float" office:value="34292952" calcext:value-type="float">
            <text:p>34292952</text:p>
          </table:table-cell>
          <table:table-cell office:value-type="float" office:value="19501535" calcext:value-type="float">
            <text:p>19501535</text:p>
          </table:table-cell>
          <table:table-cell table:number-columns-repeated="2"/>
          <table:table-cell table:style-name="ce3" office:value-type="float" office:value="113936612" calcext:value-type="float">
            <text:p>113936612</text:p>
          </table:table-cell>
          <table:table-cell table:style-name="ce3" office:value-type="float" office:value="70812888" calcext:value-type="float">
            <text:p>70812888</text:p>
          </table:table-cell>
          <table:table-cell table:style-name="ce3" office:value-type="float" office:value="54307271" calcext:value-type="float">
            <text:p>54307271</text:p>
          </table:table-cell>
          <table:table-cell table:style-name="ce3" office:value-type="float" office:value="34585335" calcext:value-type="float">
            <text:p>34585335</text:p>
          </table:table-cell>
          <table:table-cell table:number-columns-repeated="2"/>
          <table:table-cell table:style-name="ce3" office:value-type="float" office:value="181608571" calcext:value-type="float">
            <text:p>181608571</text:p>
          </table:table-cell>
          <table:table-cell table:style-name="ce3" office:value-type="float" office:value="5007718956" calcext:value-type="float">
            <text:p>5007718956</text:p>
          </table:table-cell>
          <table:table-cell table:style-name="ce3" office:value-type="float" office:value="1881048659" calcext:value-type="float">
            <text:p>1881048659</text:p>
          </table:table-cell>
          <table:table-cell table:style-name="ce3" office:value-type="float" office:value="1001888808" calcext:value-type="float">
            <text:p>1001888808</text:p>
          </table:table-cell>
        </table:table-row>
        <table:table-row table:style-name="ro1">
          <table:table-cell/>
          <table:table-cell table:style-name="ce3" office:value-type="float" office:value="94809279" calcext:value-type="float">
            <text:p>94809279</text:p>
          </table:table-cell>
          <table:table-cell table:style-name="ce3" office:value-type="float" office:value="55189691" calcext:value-type="float">
            <text:p>55189691</text:p>
          </table:table-cell>
          <table:table-cell table:style-name="ce3" office:value-type="float" office:value="37521790" calcext:value-type="float">
            <text:p>37521790</text:p>
          </table:table-cell>
          <table:table-cell office:value-type="float" office:value="17560897" calcext:value-type="float">
            <text:p>17560897</text:p>
          </table:table-cell>
          <table:table-cell table:number-columns-repeated="2"/>
          <table:table-cell table:style-name="ce3" office:value-type="float" office:value="114934348" calcext:value-type="float">
            <text:p>114934348</text:p>
          </table:table-cell>
          <table:table-cell table:style-name="ce3" office:value-type="float" office:value="67131510" calcext:value-type="float">
            <text:p>67131510</text:p>
          </table:table-cell>
          <table:table-cell office:value-type="float" office:value="30663906" calcext:value-type="float">
            <text:p>30663906</text:p>
          </table:table-cell>
          <table:table-cell office:value-type="float" office:value="21471727" calcext:value-type="float">
            <text:p>21471727</text:p>
          </table:table-cell>
          <table:table-cell table:number-columns-repeated="2"/>
          <table:table-cell table:style-name="ce3" office:value-type="float" office:value="112438074" calcext:value-type="float">
            <text:p>112438074</text:p>
          </table:table-cell>
          <table:table-cell table:style-name="ce3" office:value-type="float" office:value="75510527" calcext:value-type="float">
            <text:p>75510527</text:p>
          </table:table-cell>
          <table:table-cell table:style-name="ce3" office:value-type="float" office:value="50785429" calcext:value-type="float">
            <text:p>50785429</text:p>
          </table:table-cell>
          <table:table-cell table:style-name="ce3" office:value-type="float" office:value="172770115" calcext:value-type="float">
            <text:p>172770115</text:p>
          </table:table-cell>
          <table:table-cell table:number-columns-repeated="2"/>
          <table:table-cell table:style-name="ce3" office:value-type="float" office:value="196891402" calcext:value-type="float">
            <text:p>196891402</text:p>
          </table:table-cell>
          <table:table-cell table:style-name="ce3" office:value-type="float" office:value="3695903873" calcext:value-type="float">
            <text:p>3695903873</text:p>
          </table:table-cell>
          <table:table-cell table:style-name="ce3" office:value-type="float" office:value="1656740034" calcext:value-type="float">
            <text:p>1656740034</text:p>
          </table:table-cell>
          <table:table-cell table:style-name="ce3" office:value-type="float" office:value="1212955458" calcext:value-type="float">
            <text:p>1212955458</text:p>
          </table:table-cell>
        </table:table-row>
        <table:table-row table:style-name="ro1">
          <table:table-cell/>
          <table:table-cell table:style-name="ce3" office:value-type="float" office:value="127641532" calcext:value-type="float">
            <text:p>127641532</text:p>
          </table:table-cell>
          <table:table-cell table:style-name="ce3" office:value-type="float" office:value="53652210" calcext:value-type="float">
            <text:p>53652210</text:p>
          </table:table-cell>
          <table:table-cell table:style-name="ce3" office:value-type="float" office:value="45232934" calcext:value-type="float">
            <text:p>45232934</text:p>
          </table:table-cell>
          <table:table-cell office:value-type="float" office:value="17441172" calcext:value-type="float">
            <text:p>17441172</text:p>
          </table:table-cell>
          <table:table-cell table:number-columns-repeated="2"/>
          <table:table-cell table:style-name="ce3" office:value-type="float" office:value="123482289" calcext:value-type="float">
            <text:p>123482289</text:p>
          </table:table-cell>
          <table:table-cell table:style-name="ce3" office:value-type="float" office:value="64748743" calcext:value-type="float">
            <text:p>64748743</text:p>
          </table:table-cell>
          <table:table-cell office:value-type="float" office:value="31914309" calcext:value-type="float">
            <text:p>31914309</text:p>
          </table:table-cell>
          <table:table-cell office:value-type="float" office:value="23046152" calcext:value-type="float">
            <text:p>23046152</text:p>
          </table:table-cell>
          <table:table-cell table:number-columns-repeated="2"/>
          <table:table-cell table:style-name="ce3" office:value-type="float" office:value="107677585" calcext:value-type="float">
            <text:p>107677585</text:p>
          </table:table-cell>
          <table:table-cell table:style-name="ce3" office:value-type="float" office:value="65911598" calcext:value-type="float">
            <text:p>65911598</text:p>
          </table:table-cell>
          <table:table-cell table:style-name="ce3" office:value-type="float" office:value="54069707" calcext:value-type="float">
            <text:p>54069707</text:p>
          </table:table-cell>
          <table:table-cell table:style-name="ce3" office:value-type="float" office:value="35958296" calcext:value-type="float">
            <text:p>35958296</text:p>
          </table:table-cell>
          <table:table-cell table:number-columns-repeated="2"/>
          <table:table-cell table:style-name="ce3" office:value-type="float" office:value="182033940" calcext:value-type="float">
            <text:p>182033940</text:p>
          </table:table-cell>
          <table:table-cell table:style-name="ce3" office:value-type="float" office:value="4436588639" calcext:value-type="float">
            <text:p>4436588639</text:p>
          </table:table-cell>
          <table:table-cell table:style-name="ce3" office:value-type="float" office:value="1477276597" calcext:value-type="float">
            <text:p>1477276597</text:p>
          </table:table-cell>
          <table:table-cell table:style-name="ce3" office:value-type="float" office:value="1215721152" calcext:value-type="float">
            <text:p>1215721152</text:p>
          </table:table-cell>
        </table:table-row>
        <table:table-row table:style-name="ro1">
          <table:table-cell/>
          <table:table-cell table:style-name="ce3" office:value-type="float" office:value="78402550" calcext:value-type="float">
            <text:p>78402550</text:p>
          </table:table-cell>
          <table:table-cell table:style-name="ce3" office:value-type="float" office:value="54316894" calcext:value-type="float">
            <text:p>54316894</text:p>
          </table:table-cell>
          <table:table-cell table:style-name="ce3" office:value-type="float" office:value="22165183" calcext:value-type="float">
            <text:p>22165183</text:p>
          </table:table-cell>
          <table:table-cell office:value-type="float" office:value="17295107" calcext:value-type="float">
            <text:p>17295107</text:p>
          </table:table-cell>
          <table:table-cell table:number-columns-repeated="2"/>
          <table:table-cell table:style-name="ce3" office:value-type="float" office:value="115880981" calcext:value-type="float">
            <text:p>115880981</text:p>
          </table:table-cell>
          <table:table-cell table:style-name="ce3" office:value-type="float" office:value="65875650" calcext:value-type="float">
            <text:p>65875650</text:p>
          </table:table-cell>
          <table:table-cell office:value-type="float" office:value="31403013" calcext:value-type="float">
            <text:p>31403013</text:p>
          </table:table-cell>
          <table:table-cell office:value-type="float" office:value="26573059" calcext:value-type="float">
            <text:p>26573059</text:p>
          </table:table-cell>
          <table:table-cell table:number-columns-repeated="2"/>
          <table:table-cell table:style-name="ce3" office:value-type="float" office:value="118298533" calcext:value-type="float">
            <text:p>118298533</text:p>
          </table:table-cell>
          <table:table-cell table:style-name="ce3" office:value-type="float" office:value="67450049" calcext:value-type="float">
            <text:p>67450049</text:p>
          </table:table-cell>
          <table:table-cell table:style-name="ce3" office:value-type="float" office:value="56292104" calcext:value-type="float">
            <text:p>56292104</text:p>
          </table:table-cell>
          <table:table-cell table:style-name="ce3" office:value-type="float" office:value="34916195" calcext:value-type="float">
            <text:p>34916195</text:p>
          </table:table-cell>
          <table:table-cell table:number-columns-repeated="2"/>
          <table:table-cell table:style-name="ce3" office:value-type="float" office:value="186569522" calcext:value-type="float">
            <text:p>186569522</text:p>
          </table:table-cell>
          <table:table-cell table:style-name="ce3" office:value-type="float" office:value="6338027103" calcext:value-type="float">
            <text:p>6338027103</text:p>
          </table:table-cell>
          <table:table-cell table:style-name="ce3" office:value-type="float" office:value="2123332672" calcext:value-type="float">
            <text:p>2123332672</text:p>
          </table:table-cell>
          <table:table-cell table:style-name="ce3" office:value-type="float" office:value="796105750" calcext:value-type="float">
            <text:p>796105750</text:p>
          </table:table-cell>
        </table:table-row>
        <table:table-row table:style-name="ro1">
          <table:table-cell/>
          <table:table-cell table:style-name="ce3" office:value-type="float" office:value="76794678" calcext:value-type="float">
            <text:p>76794678</text:p>
          </table:table-cell>
          <table:table-cell table:style-name="ce3" office:value-type="float" office:value="60544461" calcext:value-type="float">
            <text:p>60544461</text:p>
          </table:table-cell>
          <table:table-cell table:style-name="ce3" office:value-type="float" office:value="22453037" calcext:value-type="float">
            <text:p>22453037</text:p>
          </table:table-cell>
          <table:table-cell office:value-type="float" office:value="26327764" calcext:value-type="float">
            <text:p>26327764</text:p>
          </table:table-cell>
          <table:table-cell table:number-columns-repeated="2"/>
          <table:table-cell table:style-name="ce3" office:value-type="float" office:value="113715357" calcext:value-type="float">
            <text:p>113715357</text:p>
          </table:table-cell>
          <table:table-cell table:style-name="ce3" office:value-type="float" office:value="65716984" calcext:value-type="float">
            <text:p>65716984</text:p>
          </table:table-cell>
          <table:table-cell office:value-type="float" office:value="30744579" calcext:value-type="float">
            <text:p>30744579</text:p>
          </table:table-cell>
          <table:table-cell office:value-type="float" office:value="23084166" calcext:value-type="float">
            <text:p>23084166</text:p>
          </table:table-cell>
          <table:table-cell table:number-columns-repeated="2"/>
          <table:table-cell table:style-name="ce3" office:value-type="float" office:value="113259611" calcext:value-type="float">
            <text:p>113259611</text:p>
          </table:table-cell>
          <table:table-cell table:style-name="ce3" office:value-type="float" office:value="67728422" calcext:value-type="float">
            <text:p>67728422</text:p>
          </table:table-cell>
          <table:table-cell table:style-name="ce3" office:value-type="float" office:value="54301424" calcext:value-type="float">
            <text:p>54301424</text:p>
          </table:table-cell>
          <table:table-cell table:style-name="ce3" office:value-type="float" office:value="39129266" calcext:value-type="float">
            <text:p>39129266</text:p>
          </table:table-cell>
          <table:table-cell table:number-columns-repeated="2"/>
          <table:table-cell table:style-name="ce3" office:value-type="float" office:value="207600360" calcext:value-type="float">
            <text:p>207600360</text:p>
          </table:table-cell>
          <table:table-cell table:style-name="ce3" office:value-type="float" office:value="2206833097" calcext:value-type="float">
            <text:p>2206833097</text:p>
          </table:table-cell>
          <table:table-cell table:style-name="ce3" office:value-type="float" office:value="1325766964" calcext:value-type="float">
            <text:p>1325766964</text:p>
          </table:table-cell>
          <table:table-cell table:style-name="ce3" office:value-type="float" office:value="1260533199" calcext:value-type="float">
            <text:p>1260533199</text:p>
          </table:table-cell>
        </table:table-row>
        <table:table-row table:style-name="ro1">
          <table:table-cell/>
          <table:table-cell table:style-name="ce3" office:value-type="float" office:value="99579944" calcext:value-type="float">
            <text:p>99579944</text:p>
          </table:table-cell>
          <table:table-cell table:style-name="ce3" office:value-type="float" office:value="56711750" calcext:value-type="float">
            <text:p>56711750</text:p>
          </table:table-cell>
          <table:table-cell table:style-name="ce3" office:value-type="float" office:value="38991135" calcext:value-type="float">
            <text:p>38991135</text:p>
          </table:table-cell>
          <table:table-cell office:value-type="float" office:value="17210264" calcext:value-type="float">
            <text:p>17210264</text:p>
          </table:table-cell>
          <table:table-cell table:number-columns-repeated="2"/>
          <table:table-cell table:style-name="ce3" office:value-type="float" office:value="113950258" calcext:value-type="float">
            <text:p>113950258</text:p>
          </table:table-cell>
          <table:table-cell table:style-name="ce3" office:value-type="float" office:value="65881971" calcext:value-type="float">
            <text:p>65881971</text:p>
          </table:table-cell>
          <table:table-cell office:value-type="float" office:value="30027200" calcext:value-type="float">
            <text:p>30027200</text:p>
          </table:table-cell>
          <table:table-cell office:value-type="float" office:value="70280336" calcext:value-type="float">
            <text:p>70280336</text:p>
          </table:table-cell>
          <table:table-cell table:number-columns-repeated="2"/>
          <table:table-cell table:style-name="ce3" office:value-type="float" office:value="112547272" calcext:value-type="float">
            <text:p>112547272</text:p>
          </table:table-cell>
          <table:table-cell table:style-name="ce3" office:value-type="float" office:value="78580124" calcext:value-type="float">
            <text:p>78580124</text:p>
          </table:table-cell>
          <table:table-cell table:style-name="ce3" office:value-type="float" office:value="51957048" calcext:value-type="float">
            <text:p>51957048</text:p>
          </table:table-cell>
          <table:table-cell table:style-name="ce3" office:value-type="float" office:value="35775434" calcext:value-type="float">
            <text:p>35775434</text:p>
          </table:table-cell>
          <table:table-cell table:number-columns-repeated="2"/>
          <table:table-cell table:style-name="ce3" office:value-type="float" office:value="210237614" calcext:value-type="float">
            <text:p>210237614</text:p>
          </table:table-cell>
          <table:table-cell table:style-name="ce3" office:value-type="float" office:value="3135570749" calcext:value-type="float">
            <text:p>3135570749</text:p>
          </table:table-cell>
          <table:table-cell table:style-name="ce3" office:value-type="float" office:value="1911311037" calcext:value-type="float">
            <text:p>1911311037</text:p>
          </table:table-cell>
          <table:table-cell table:style-name="ce3" office:value-type="float" office:value="978621026" calcext:value-type="float">
            <text:p>978621026</text:p>
          </table:table-cell>
        </table:table-row>
        <table:table-row table:style-name="ro1">
          <table:table-cell/>
          <table:table-cell table:style-name="ce3" office:value-type="float" office:value="105237726" calcext:value-type="float">
            <text:p>105237726</text:p>
          </table:table-cell>
          <table:table-cell table:style-name="ce3" office:value-type="float" office:value="80627255" calcext:value-type="float">
            <text:p>80627255</text:p>
          </table:table-cell>
          <table:table-cell table:style-name="ce3" office:value-type="float" office:value="22487981" calcext:value-type="float">
            <text:p>22487981</text:p>
          </table:table-cell>
          <table:table-cell office:value-type="float" office:value="27548758" calcext:value-type="float">
            <text:p>27548758</text:p>
          </table:table-cell>
          <table:table-cell table:number-columns-repeated="2"/>
          <table:table-cell table:style-name="ce3" office:value-type="float" office:value="125363711" calcext:value-type="float">
            <text:p>125363711</text:p>
          </table:table-cell>
          <table:table-cell table:style-name="ce3" office:value-type="float" office:value="77442255" calcext:value-type="float">
            <text:p>77442255</text:p>
          </table:table-cell>
          <table:table-cell office:value-type="float" office:value="30336292" calcext:value-type="float">
            <text:p>30336292</text:p>
          </table:table-cell>
          <table:table-cell office:value-type="float" office:value="31498499" calcext:value-type="float">
            <text:p>31498499</text:p>
          </table:table-cell>
          <table:table-cell table:number-columns-repeated="2"/>
          <table:table-cell table:style-name="ce3" office:value-type="float" office:value="126721188" calcext:value-type="float">
            <text:p>126721188</text:p>
          </table:table-cell>
          <table:table-cell table:style-name="ce3" office:value-type="float" office:value="66631788" calcext:value-type="float">
            <text:p>66631788</text:p>
          </table:table-cell>
          <table:table-cell table:style-name="ce3" office:value-type="float" office:value="55191317" calcext:value-type="float">
            <text:p>55191317</text:p>
          </table:table-cell>
          <table:table-cell table:style-name="ce3" office:value-type="float" office:value="36091317" calcext:value-type="float">
            <text:p>36091317</text:p>
          </table:table-cell>
          <table:table-cell table:number-columns-repeated="2"/>
          <table:table-cell table:style-name="ce3" office:value-type="float" office:value="201811385" calcext:value-type="float">
            <text:p>201811385</text:p>
          </table:table-cell>
          <table:table-cell table:style-name="ce3" office:value-type="float" office:value="2857758251" calcext:value-type="float">
            <text:p>2857758251</text:p>
          </table:table-cell>
          <table:table-cell table:style-name="ce3" office:value-type="float" office:value="2352666042" calcext:value-type="float">
            <text:p>2352666042</text:p>
          </table:table-cell>
          <table:table-cell table:style-name="ce3" office:value-type="float" office:value="1087399188" calcext:value-type="float">
            <text:p>1087399188</text:p>
          </table:table-cell>
        </table:table-row>
        <table:table-row table:style-name="ro1">
          <table:table-cell/>
          <table:table-cell table:style-name="ce3" office:value-type="float" office:value="76581758" calcext:value-type="float">
            <text:p>76581758</text:p>
          </table:table-cell>
          <table:table-cell table:style-name="ce3" office:value-type="float" office:value="53196019" calcext:value-type="float">
            <text:p>53196019</text:p>
          </table:table-cell>
          <table:table-cell table:style-name="ce3" office:value-type="float" office:value="22602750" calcext:value-type="float">
            <text:p>22602750</text:p>
          </table:table-cell>
          <table:table-cell office:value-type="float" office:value="17159668" calcext:value-type="float">
            <text:p>17159668</text:p>
          </table:table-cell>
          <table:table-cell table:number-columns-repeated="2"/>
          <table:table-cell table:style-name="ce3" office:value-type="float" office:value="144779588" calcext:value-type="float">
            <text:p>144779588</text:p>
          </table:table-cell>
          <table:table-cell table:style-name="ce3" office:value-type="float" office:value="65902740" calcext:value-type="float">
            <text:p>65902740</text:p>
          </table:table-cell>
          <table:table-cell office:value-type="float" office:value="30597160" calcext:value-type="float">
            <text:p>30597160</text:p>
          </table:table-cell>
          <table:table-cell office:value-type="float" office:value="28537655" calcext:value-type="float">
            <text:p>28537655</text:p>
          </table:table-cell>
          <table:table-cell table:number-columns-repeated="2"/>
          <table:table-cell table:style-name="ce3" office:value-type="float" office:value="88923580" calcext:value-type="float">
            <text:p>88923580</text:p>
          </table:table-cell>
          <table:table-cell table:style-name="ce3" office:value-type="float" office:value="66788976" calcext:value-type="float">
            <text:p>66788976</text:p>
          </table:table-cell>
          <table:table-cell table:style-name="ce3" office:value-type="float" office:value="43591648" calcext:value-type="float">
            <text:p>43591648</text:p>
          </table:table-cell>
          <table:table-cell table:style-name="ce3" office:value-type="float" office:value="33849538" calcext:value-type="float">
            <text:p>33849538</text:p>
          </table:table-cell>
          <table:table-cell table:number-columns-repeated="2"/>
          <table:table-cell table:style-name="ce3" office:value-type="float" office:value="214188742" calcext:value-type="float">
            <text:p>214188742</text:p>
          </table:table-cell>
          <table:table-cell table:style-name="ce3" office:value-type="float" office:value="2415015077" calcext:value-type="float">
            <text:p>2415015077</text:p>
          </table:table-cell>
          <table:table-cell table:style-name="ce3" office:value-type="float" office:value="2701498252" calcext:value-type="float">
            <text:p>2701498252</text:p>
          </table:table-cell>
          <table:table-cell table:style-name="ce3" office:value-type="float" office:value="1174098685" calcext:value-type="float">
            <text:p>1174098685</text:p>
          </table:table-cell>
        </table:table-row>
        <table:table-row table:style-name="ro1">
          <table:table-cell/>
          <table:table-cell table:style-name="ce3" office:value-type="float" office:value="86853409" calcext:value-type="float">
            <text:p>86853409</text:p>
          </table:table-cell>
          <table:table-cell table:style-name="ce3" office:value-type="float" office:value="68640902" calcext:value-type="float">
            <text:p>68640902</text:p>
          </table:table-cell>
          <table:table-cell table:style-name="ce3" office:value-type="float" office:value="22119486" calcext:value-type="float">
            <text:p>22119486</text:p>
          </table:table-cell>
          <table:table-cell office:value-type="float" office:value="17334319" calcext:value-type="float">
            <text:p>17334319</text:p>
          </table:table-cell>
          <table:table-cell table:number-columns-repeated="2"/>
          <table:table-cell table:style-name="ce3" office:value-type="float" office:value="113279702" calcext:value-type="float">
            <text:p>113279702</text:p>
          </table:table-cell>
          <table:table-cell table:style-name="ce3" office:value-type="float" office:value="65986024" calcext:value-type="float">
            <text:p>65986024</text:p>
          </table:table-cell>
          <table:table-cell office:value-type="float" office:value="30616069" calcext:value-type="float">
            <text:p>30616069</text:p>
          </table:table-cell>
          <table:table-cell office:value-type="float" office:value="21146973" calcext:value-type="float">
            <text:p>21146973</text:p>
          </table:table-cell>
          <table:table-cell table:number-columns-repeated="2"/>
          <table:table-cell table:style-name="ce3" office:value-type="float" office:value="153336444" calcext:value-type="float">
            <text:p>153336444</text:p>
          </table:table-cell>
          <table:table-cell table:style-name="ce3" office:value-type="float" office:value="67408651" calcext:value-type="float">
            <text:p>67408651</text:p>
          </table:table-cell>
          <table:table-cell table:style-name="ce3" office:value-type="float" office:value="52883197" calcext:value-type="float">
            <text:p>52883197</text:p>
          </table:table-cell>
          <table:table-cell table:style-name="ce3" office:value-type="float" office:value="35507261" calcext:value-type="float">
            <text:p>35507261</text:p>
          </table:table-cell>
          <table:table-cell table:number-columns-repeated="2"/>
          <table:table-cell table:style-name="ce3" office:value-type="float" office:value="200240477" calcext:value-type="float">
            <text:p>200240477</text:p>
          </table:table-cell>
          <table:table-cell table:style-name="ce3" office:value-type="float" office:value="2414205079" calcext:value-type="float">
            <text:p>2414205079</text:p>
          </table:table-cell>
          <table:table-cell table:style-name="ce3" office:value-type="float" office:value="3243000319" calcext:value-type="float">
            <text:p>3243000319</text:p>
          </table:table-cell>
          <table:table-cell table:style-name="ce3" office:value-type="float" office:value="923106644" calcext:value-type="float">
            <text:p>923106644</text:p>
          </table:table-cell>
        </table:table-row>
        <table:table-row table:style-name="ro1">
          <table:table-cell/>
          <table:table-cell table:style-name="ce3" office:value-type="float" office:value="104839143" calcext:value-type="float">
            <text:p>104839143</text:p>
          </table:table-cell>
          <table:table-cell table:style-name="ce3" office:value-type="float" office:value="53649356" calcext:value-type="float">
            <text:p>53649356</text:p>
          </table:table-cell>
          <table:table-cell table:style-name="ce3" office:value-type="float" office:value="30769927" calcext:value-type="float">
            <text:p>30769927</text:p>
          </table:table-cell>
          <table:table-cell office:value-type="float" office:value="17619565" calcext:value-type="float">
            <text:p>17619565</text:p>
          </table:table-cell>
          <table:table-cell table:number-columns-repeated="2"/>
          <table:table-cell table:style-name="ce3" office:value-type="float" office:value="113464643" calcext:value-type="float">
            <text:p>113464643</text:p>
          </table:table-cell>
          <table:table-cell table:style-name="ce3" office:value-type="float" office:value="66340149" calcext:value-type="float">
            <text:p>66340149</text:p>
          </table:table-cell>
          <table:table-cell office:value-type="float" office:value="28817065" calcext:value-type="float">
            <text:p>28817065</text:p>
          </table:table-cell>
          <table:table-cell office:value-type="float" office:value="26761400" calcext:value-type="float">
            <text:p>26761400</text:p>
          </table:table-cell>
          <table:table-cell table:number-columns-repeated="2"/>
          <table:table-cell table:style-name="ce3" office:value-type="float" office:value="112037680" calcext:value-type="float">
            <text:p>112037680</text:p>
          </table:table-cell>
          <table:table-cell table:style-name="ce3" office:value-type="float" office:value="104804922" calcext:value-type="float">
            <text:p>104804922</text:p>
          </table:table-cell>
          <table:table-cell table:style-name="ce3" office:value-type="float" office:value="50461949" calcext:value-type="float">
            <text:p>50461949</text:p>
          </table:table-cell>
          <table:table-cell table:style-name="ce3" office:value-type="float" office:value="36250824" calcext:value-type="float">
            <text:p>36250824</text:p>
          </table:table-cell>
          <table:table-cell table:number-columns-repeated="2"/>
          <table:table-cell table:style-name="ce3" office:value-type="float" office:value="221703644" calcext:value-type="float">
            <text:p>221703644</text:p>
          </table:table-cell>
          <table:table-cell table:style-name="ce3" office:value-type="float" office:value="2842031561" calcext:value-type="float">
            <text:p>2842031561</text:p>
          </table:table-cell>
          <table:table-cell table:style-name="ce3" office:value-type="float" office:value="2552755528" calcext:value-type="float">
            <text:p>2552755528</text:p>
          </table:table-cell>
          <table:table-cell table:style-name="ce3" office:value-type="float" office:value="888384051" calcext:value-type="float">
            <text:p>8883840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0930896071" calcext:value-type="float">
            <text:p>0.0000930896071</text:p>
          </table:table-cell>
          <table:table-cell table:style-name="ce4" table:formula="of:=SUM([.C4:.C13])/10/(1000*1000*1000)/[.K21]" office:value-type="float" office:value="0.000124563499" calcext:value-type="float">
            <text:p>0.000124563499</text:p>
          </table:table-cell>
          <table:table-cell table:style-name="ce4" table:formula="of:=SUM([.D4:.D13])/10/(1000*1000*1000)/[.K22]" office:value-type="float" office:value="0.0001184853508" calcext:value-type="float">
            <text:p>0.0001184853508</text:p>
          </table:table-cell>
          <table:table-cell table:style-name="ce4" table:formula="of:=SUM([.E4:.E13])/10/(1000*1000*1000)/[.K23]" office:value-type="float" office:value="0.0001537863224" calcext:value-type="float">
            <text:p>0.000153786322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1199906368" calcext:value-type="float">
            <text:p>0.0001199906368</text:p>
          </table:table-cell>
          <table:table-cell table:style-name="ce4" table:formula="of:=SUM([.I4:.I13])/10/(1000*1000*1000)/[.K21]" office:value-type="float" office:value="0.000134957486" calcext:value-type="float">
            <text:p>0.000134957486</text:p>
          </table:table-cell>
          <table:table-cell table:style-name="ce4" table:formula="of:=SUM([.J4:.J13])/10/(1000*1000*1000)/[.K22]" office:value-type="float" office:value="0.000123765018" calcext:value-type="float">
            <text:p>0.000123765018</text:p>
          </table:table-cell>
          <table:table-cell table:style-name="ce4" table:formula="of:=SUM([.K4:.K13])/10/(1000*1000*1000)/[.K23]" office:value-type="float" office:value="0.0002335212016" calcext:value-type="float">
            <text:p>0.0002335212016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1159176579" calcext:value-type="float">
            <text:p>0.0001159176579</text:p>
          </table:table-cell>
          <table:table-cell table:style-name="ce4" table:formula="of:=SUM([.O4:.O13])/10/(1000*1000*1000)/[.K21]" office:value-type="float" office:value="0.000146325589" calcext:value-type="float">
            <text:p>0.000146325589</text:p>
          </table:table-cell>
          <table:table-cell table:style-name="ce4" table:formula="of:=SUM([.P4:.P13])/10/(1000*1000*1000)/[.K22]" office:value-type="float" office:value="0.0002095364376" calcext:value-type="float">
            <text:p>0.0002095364376</text:p>
          </table:table-cell>
          <table:table-cell table:style-name="ce4" table:formula="of:=SUM([.Q4:.Q13])/10/(1000*1000*1000)/[.K23]" office:value-type="float" office:value="0.0003958668648" calcext:value-type="float">
            <text:p>0.000395866864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002002885657" calcext:value-type="float">
            <text:p>0.0002002885657</text:p>
          </table:table-cell>
          <table:table-cell table:style-name="ce4" table:formula="of:=SUM([.U4:.U13])/10/(1000*1000*1000)/[.K21]" office:value-type="float" office:value="0.007069930477" calcext:value-type="float">
            <text:p>0.007069930477</text:p>
          </table:table-cell>
          <table:table-cell table:style-name="ce4" table:formula="of:=SUM([.V4:.V13])/10/(1000*1000*1000)/[.K22]" office:value-type="float" office:value="0.0084901584416" calcext:value-type="float">
            <text:p>0.0084901584416</text:p>
          </table:table-cell>
          <table:table-cell table:style-name="ce4" table:formula="of:=SUM([.W4:.W13])/10/(1000*1000*1000)/[.K23]" office:value-type="float" office:value="0.0084310511688" calcext:value-type="float">
            <text:p>0.0084310511688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ProfBcast" table:style-name="ta1">
        <table:shapes>
          <draw:frame draw:z-index="0" draw:style-name="gr1" draw:text-style-name="P1" svg:width="16.009cm" svg:height="9.748cm" svg:x="2.271cm" svg:y="8.58cm">
            <draw:object draw:notify-on-update-of-ranges="ProfBcast.J25:ProfBcast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default-cell-style-name="ce3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78311371" calcext:value-type="float">
            <text:p>78311371</text:p>
          </table:table-cell>
          <table:table-cell table:style-name="ce3" office:value-type="float" office:value="53428438" calcext:value-type="float">
            <text:p>53428438</text:p>
          </table:table-cell>
          <table:table-cell table:style-name="ce3" office:value-type="float" office:value="34623175" calcext:value-type="float">
            <text:p>34623175</text:p>
          </table:table-cell>
          <table:table-cell office:value-type="float" office:value="17676948" calcext:value-type="float">
            <text:p>17676948</text:p>
          </table:table-cell>
          <table:table-cell table:number-columns-repeated="2"/>
          <table:table-cell table:style-name="ce3" office:value-type="float" office:value="115733280" calcext:value-type="float">
            <text:p>115733280</text:p>
          </table:table-cell>
          <table:table-cell table:style-name="ce3" office:value-type="float" office:value="66380123" calcext:value-type="float">
            <text:p>66380123</text:p>
          </table:table-cell>
          <table:table-cell office:value-type="float" office:value="31241558" calcext:value-type="float">
            <text:p>31241558</text:p>
          </table:table-cell>
          <table:table-cell office:value-type="float" office:value="20478919" calcext:value-type="float">
            <text:p>20478919</text:p>
          </table:table-cell>
          <table:table-cell table:number-columns-repeated="2"/>
          <table:table-cell table:style-name="ce3" office:value-type="float" office:value="118949596" calcext:value-type="float">
            <text:p>118949596</text:p>
          </table:table-cell>
          <table:table-cell table:style-name="ce3" office:value-type="float" office:value="68426095" calcext:value-type="float">
            <text:p>68426095</text:p>
          </table:table-cell>
          <table:table-cell table:style-name="ce3" office:value-type="float" office:value="52961135" calcext:value-type="float">
            <text:p>52961135</text:p>
          </table:table-cell>
          <table:table-cell table:style-name="ce3" office:value-type="float" office:value="39686903" calcext:value-type="float">
            <text:p>39686903</text:p>
          </table:table-cell>
          <table:table-cell table:number-columns-repeated="2"/>
          <table:table-cell table:style-name="ce3" office:value-type="float" office:value="182635650" calcext:value-type="float">
            <text:p>182635650</text:p>
          </table:table-cell>
          <table:table-cell table:style-name="ce3" office:value-type="float" office:value="3417868624" calcext:value-type="float">
            <text:p>3417868624</text:p>
          </table:table-cell>
          <table:table-cell table:style-name="ce3" office:value-type="float" office:value="1951406409" calcext:value-type="float">
            <text:p>1951406409</text:p>
          </table:table-cell>
          <table:table-cell table:style-name="ce3" office:value-type="float" office:value="1381994921" calcext:value-type="float">
            <text:p>1381994921</text:p>
          </table:table-cell>
        </table:table-row>
        <table:table-row table:style-name="ro1">
          <table:table-cell/>
          <table:table-cell table:style-name="ce3" office:value-type="float" office:value="77575937" calcext:value-type="float">
            <text:p>77575937</text:p>
          </table:table-cell>
          <table:table-cell table:style-name="ce3" office:value-type="float" office:value="73347268" calcext:value-type="float">
            <text:p>73347268</text:p>
          </table:table-cell>
          <table:table-cell table:style-name="ce3" office:value-type="float" office:value="21940803" calcext:value-type="float">
            <text:p>21940803</text:p>
          </table:table-cell>
          <table:table-cell office:value-type="float" office:value="17160001" calcext:value-type="float">
            <text:p>17160001</text:p>
          </table:table-cell>
          <table:table-cell table:number-columns-repeated="2"/>
          <table:table-cell table:style-name="ce3" office:value-type="float" office:value="115839748" calcext:value-type="float">
            <text:p>115839748</text:p>
          </table:table-cell>
          <table:table-cell table:style-name="ce3" office:value-type="float" office:value="67085131" calcext:value-type="float">
            <text:p>67085131</text:p>
          </table:table-cell>
          <table:table-cell office:value-type="float" office:value="31546906" calcext:value-type="float">
            <text:p>31546906</text:p>
          </table:table-cell>
          <table:table-cell office:value-type="float" office:value="23526529" calcext:value-type="float">
            <text:p>23526529</text:p>
          </table:table-cell>
          <table:table-cell table:number-columns-repeated="2"/>
          <table:table-cell table:style-name="ce3" office:value-type="float" office:value="109718739" calcext:value-type="float">
            <text:p>109718739</text:p>
          </table:table-cell>
          <table:table-cell table:style-name="ce3" office:value-type="float" office:value="70117488" calcext:value-type="float">
            <text:p>70117488</text:p>
          </table:table-cell>
          <table:table-cell table:style-name="ce3" office:value-type="float" office:value="48256300" calcext:value-type="float">
            <text:p>48256300</text:p>
          </table:table-cell>
          <table:table-cell table:style-name="ce3" office:value-type="float" office:value="35344055" calcext:value-type="float">
            <text:p>35344055</text:p>
          </table:table-cell>
          <table:table-cell table:number-columns-repeated="2"/>
          <table:table-cell table:style-name="ce3" office:value-type="float" office:value="190253642" calcext:value-type="float">
            <text:p>190253642</text:p>
          </table:table-cell>
          <table:table-cell table:style-name="ce3" office:value-type="float" office:value="3059936546" calcext:value-type="float">
            <text:p>3059936546</text:p>
          </table:table-cell>
          <table:table-cell table:style-name="ce3" office:value-type="float" office:value="1871558845" calcext:value-type="float">
            <text:p>1871558845</text:p>
          </table:table-cell>
          <table:table-cell table:style-name="ce3" office:value-type="float" office:value="1299516005" calcext:value-type="float">
            <text:p>1299516005</text:p>
          </table:table-cell>
        </table:table-row>
        <table:table-row table:style-name="ro1">
          <table:table-cell/>
          <table:table-cell table:style-name="ce3" office:value-type="float" office:value="79238895" calcext:value-type="float">
            <text:p>79238895</text:p>
          </table:table-cell>
          <table:table-cell table:style-name="ce3" office:value-type="float" office:value="53813133" calcext:value-type="float">
            <text:p>53813133</text:p>
          </table:table-cell>
          <table:table-cell table:style-name="ce3" office:value-type="float" office:value="43807974" calcext:value-type="float">
            <text:p>43807974</text:p>
          </table:table-cell>
          <table:table-cell office:value-type="float" office:value="17887543" calcext:value-type="float">
            <text:p>17887543</text:p>
          </table:table-cell>
          <table:table-cell table:number-columns-repeated="2"/>
          <table:table-cell table:style-name="ce3" office:value-type="float" office:value="114841067" calcext:value-type="float">
            <text:p>114841067</text:p>
          </table:table-cell>
          <table:table-cell table:style-name="ce3" office:value-type="float" office:value="65695519" calcext:value-type="float">
            <text:p>65695519</text:p>
          </table:table-cell>
          <table:table-cell office:value-type="float" office:value="30318758" calcext:value-type="float">
            <text:p>30318758</text:p>
          </table:table-cell>
          <table:table-cell office:value-type="float" office:value="26153590" calcext:value-type="float">
            <text:p>26153590</text:p>
          </table:table-cell>
          <table:table-cell table:number-columns-repeated="2"/>
          <table:table-cell table:style-name="ce3" office:value-type="float" office:value="120998695" calcext:value-type="float">
            <text:p>120998695</text:p>
          </table:table-cell>
          <table:table-cell table:style-name="ce3" office:value-type="float" office:value="63994970" calcext:value-type="float">
            <text:p>63994970</text:p>
          </table:table-cell>
          <table:table-cell table:style-name="ce3" office:value-type="float" office:value="51425226" calcext:value-type="float">
            <text:p>51425226</text:p>
          </table:table-cell>
          <table:table-cell table:style-name="ce3" office:value-type="float" office:value="36521678" calcext:value-type="float">
            <text:p>36521678</text:p>
          </table:table-cell>
          <table:table-cell table:number-columns-repeated="2"/>
          <table:table-cell table:style-name="ce3" office:value-type="float" office:value="200322837" calcext:value-type="float">
            <text:p>200322837</text:p>
          </table:table-cell>
          <table:table-cell table:style-name="ce3" office:value-type="float" office:value="3301842178" calcext:value-type="float">
            <text:p>3301842178</text:p>
          </table:table-cell>
          <table:table-cell table:style-name="ce3" office:value-type="float" office:value="2455615288" calcext:value-type="float">
            <text:p>2455615288</text:p>
          </table:table-cell>
          <table:table-cell table:style-name="ce3" office:value-type="float" office:value="1254302500" calcext:value-type="float">
            <text:p>1254302500</text:p>
          </table:table-cell>
        </table:table-row>
        <table:table-row table:style-name="ro1">
          <table:table-cell/>
          <table:table-cell table:style-name="ce3" office:value-type="float" office:value="76963665" calcext:value-type="float">
            <text:p>76963665</text:p>
          </table:table-cell>
          <table:table-cell table:style-name="ce3" office:value-type="float" office:value="54280160" calcext:value-type="float">
            <text:p>54280160</text:p>
          </table:table-cell>
          <table:table-cell table:style-name="ce3" office:value-type="float" office:value="22101692" calcext:value-type="float">
            <text:p>22101692</text:p>
          </table:table-cell>
          <table:table-cell office:value-type="float" office:value="17682477" calcext:value-type="float">
            <text:p>17682477</text:p>
          </table:table-cell>
          <table:table-cell table:number-columns-repeated="2"/>
          <table:table-cell table:style-name="ce3" office:value-type="float" office:value="122805466" calcext:value-type="float">
            <text:p>122805466</text:p>
          </table:table-cell>
          <table:table-cell table:style-name="ce3" office:value-type="float" office:value="66740091" calcext:value-type="float">
            <text:p>66740091</text:p>
          </table:table-cell>
          <table:table-cell office:value-type="float" office:value="31263223" calcext:value-type="float">
            <text:p>31263223</text:p>
          </table:table-cell>
          <table:table-cell office:value-type="float" office:value="31082043" calcext:value-type="float">
            <text:p>31082043</text:p>
          </table:table-cell>
          <table:table-cell table:number-columns-repeated="2"/>
          <table:table-cell table:style-name="ce3" office:value-type="float" office:value="108744870" calcext:value-type="float">
            <text:p>108744870</text:p>
          </table:table-cell>
          <table:table-cell table:style-name="ce3" office:value-type="float" office:value="73143490" calcext:value-type="float">
            <text:p>73143490</text:p>
          </table:table-cell>
          <table:table-cell table:style-name="ce3" office:value-type="float" office:value="50890005" calcext:value-type="float">
            <text:p>50890005</text:p>
          </table:table-cell>
          <table:table-cell table:style-name="ce3" office:value-type="float" office:value="38757204" calcext:value-type="float">
            <text:p>38757204</text:p>
          </table:table-cell>
          <table:table-cell table:number-columns-repeated="2"/>
          <table:table-cell table:style-name="ce3" office:value-type="float" office:value="220373652" calcext:value-type="float">
            <text:p>220373652</text:p>
          </table:table-cell>
          <table:table-cell table:style-name="ce3" office:value-type="float" office:value="3792449468" calcext:value-type="float">
            <text:p>3792449468</text:p>
          </table:table-cell>
          <table:table-cell table:style-name="ce3" office:value-type="float" office:value="1554621059" calcext:value-type="float">
            <text:p>1554621059</text:p>
          </table:table-cell>
          <table:table-cell table:style-name="ce3" office:value-type="float" office:value="1177027942" calcext:value-type="float">
            <text:p>1177027942</text:p>
          </table:table-cell>
        </table:table-row>
        <table:table-row table:style-name="ro1">
          <table:table-cell/>
          <table:table-cell table:style-name="ce3" office:value-type="float" office:value="78071306" calcext:value-type="float">
            <text:p>78071306</text:p>
          </table:table-cell>
          <table:table-cell table:style-name="ce3" office:value-type="float" office:value="54198135" calcext:value-type="float">
            <text:p>54198135</text:p>
          </table:table-cell>
          <table:table-cell table:style-name="ce3" office:value-type="float" office:value="22462067" calcext:value-type="float">
            <text:p>22462067</text:p>
          </table:table-cell>
          <table:table-cell office:value-type="float" office:value="18159833" calcext:value-type="float">
            <text:p>18159833</text:p>
          </table:table-cell>
          <table:table-cell table:number-columns-repeated="2"/>
          <table:table-cell table:style-name="ce3" office:value-type="float" office:value="115561437" calcext:value-type="float">
            <text:p>115561437</text:p>
          </table:table-cell>
          <table:table-cell table:style-name="ce3" office:value-type="float" office:value="66618513" calcext:value-type="float">
            <text:p>66618513</text:p>
          </table:table-cell>
          <table:table-cell office:value-type="float" office:value="30043943" calcext:value-type="float">
            <text:p>30043943</text:p>
          </table:table-cell>
          <table:table-cell office:value-type="float" office:value="27529215" calcext:value-type="float">
            <text:p>27529215</text:p>
          </table:table-cell>
          <table:table-cell table:number-columns-repeated="2"/>
          <table:table-cell table:style-name="ce3" office:value-type="float" office:value="108674357" calcext:value-type="float">
            <text:p>108674357</text:p>
          </table:table-cell>
          <table:table-cell table:style-name="ce3" office:value-type="float" office:value="66214064" calcext:value-type="float">
            <text:p>66214064</text:p>
          </table:table-cell>
          <table:table-cell table:style-name="ce3" office:value-type="float" office:value="53207499" calcext:value-type="float">
            <text:p>53207499</text:p>
          </table:table-cell>
          <table:table-cell table:style-name="ce3" office:value-type="float" office:value="38603131" calcext:value-type="float">
            <text:p>38603131</text:p>
          </table:table-cell>
          <table:table-cell table:number-columns-repeated="2"/>
          <table:table-cell table:style-name="ce3" office:value-type="float" office:value="194975432" calcext:value-type="float">
            <text:p>194975432</text:p>
          </table:table-cell>
          <table:table-cell table:style-name="ce3" office:value-type="float" office:value="3650301042" calcext:value-type="float">
            <text:p>3650301042</text:p>
          </table:table-cell>
          <table:table-cell table:style-name="ce3" office:value-type="float" office:value="1621939457" calcext:value-type="float">
            <text:p>1621939457</text:p>
          </table:table-cell>
          <table:table-cell table:style-name="ce3" office:value-type="float" office:value="1671112369" calcext:value-type="float">
            <text:p>1671112369</text:p>
          </table:table-cell>
        </table:table-row>
        <table:table-row table:style-name="ro1">
          <table:table-cell/>
          <table:table-cell table:style-name="ce3" office:value-type="float" office:value="83990229" calcext:value-type="float">
            <text:p>83990229</text:p>
          </table:table-cell>
          <table:table-cell table:style-name="ce3" office:value-type="float" office:value="78518901" calcext:value-type="float">
            <text:p>78518901</text:p>
          </table:table-cell>
          <table:table-cell table:style-name="ce3" office:value-type="float" office:value="23016964" calcext:value-type="float">
            <text:p>23016964</text:p>
          </table:table-cell>
          <table:table-cell office:value-type="float" office:value="17603547" calcext:value-type="float">
            <text:p>17603547</text:p>
          </table:table-cell>
          <table:table-cell table:number-columns-repeated="2"/>
          <table:table-cell table:style-name="ce3" office:value-type="float" office:value="118130121" calcext:value-type="float">
            <text:p>118130121</text:p>
          </table:table-cell>
          <table:table-cell table:style-name="ce3" office:value-type="float" office:value="76604627" calcext:value-type="float">
            <text:p>76604627</text:p>
          </table:table-cell>
          <table:table-cell office:value-type="float" office:value="30596850" calcext:value-type="float">
            <text:p>30596850</text:p>
          </table:table-cell>
          <table:table-cell office:value-type="float" office:value="24286044" calcext:value-type="float">
            <text:p>24286044</text:p>
          </table:table-cell>
          <table:table-cell table:number-columns-repeated="2"/>
          <table:table-cell table:style-name="ce3" office:value-type="float" office:value="108154099" calcext:value-type="float">
            <text:p>108154099</text:p>
          </table:table-cell>
          <table:table-cell table:style-name="ce3" office:value-type="float" office:value="71544770" calcext:value-type="float">
            <text:p>71544770</text:p>
          </table:table-cell>
          <table:table-cell table:style-name="ce3" office:value-type="float" office:value="51108715" calcext:value-type="float">
            <text:p>51108715</text:p>
          </table:table-cell>
          <table:table-cell table:style-name="ce3" office:value-type="float" office:value="34885016" calcext:value-type="float">
            <text:p>34885016</text:p>
          </table:table-cell>
          <table:table-cell table:number-columns-repeated="2"/>
          <table:table-cell table:style-name="ce3" office:value-type="float" office:value="200795431" calcext:value-type="float">
            <text:p>200795431</text:p>
          </table:table-cell>
          <table:table-cell table:style-name="ce3" office:value-type="float" office:value="3121622925" calcext:value-type="float">
            <text:p>3121622925</text:p>
          </table:table-cell>
          <table:table-cell table:style-name="ce3" office:value-type="float" office:value="1685972554" calcext:value-type="float">
            <text:p>1685972554</text:p>
          </table:table-cell>
          <table:table-cell table:style-name="ce3" office:value-type="float" office:value="953273765" calcext:value-type="float">
            <text:p>953273765</text:p>
          </table:table-cell>
        </table:table-row>
        <table:table-row table:style-name="ro1">
          <table:table-cell/>
          <table:table-cell table:style-name="ce3" office:value-type="float" office:value="76197129" calcext:value-type="float">
            <text:p>76197129</text:p>
          </table:table-cell>
          <table:table-cell table:style-name="ce3" office:value-type="float" office:value="87019783" calcext:value-type="float">
            <text:p>87019783</text:p>
          </table:table-cell>
          <table:table-cell table:style-name="ce3" office:value-type="float" office:value="31924944" calcext:value-type="float">
            <text:p>31924944</text:p>
          </table:table-cell>
          <table:table-cell office:value-type="float" office:value="17275861" calcext:value-type="float">
            <text:p>17275861</text:p>
          </table:table-cell>
          <table:table-cell table:number-columns-repeated="2"/>
          <table:table-cell table:style-name="ce3" office:value-type="float" office:value="116367484" calcext:value-type="float">
            <text:p>116367484</text:p>
          </table:table-cell>
          <table:table-cell table:style-name="ce3" office:value-type="float" office:value="66034083" calcext:value-type="float">
            <text:p>66034083</text:p>
          </table:table-cell>
          <table:table-cell office:value-type="float" office:value="39728773" calcext:value-type="float">
            <text:p>39728773</text:p>
          </table:table-cell>
          <table:table-cell office:value-type="float" office:value="23453390" calcext:value-type="float">
            <text:p>23453390</text:p>
          </table:table-cell>
          <table:table-cell table:number-columns-repeated="2"/>
          <table:table-cell table:style-name="ce3" office:value-type="float" office:value="109344676" calcext:value-type="float">
            <text:p>109344676</text:p>
          </table:table-cell>
          <table:table-cell table:style-name="ce3" office:value-type="float" office:value="71007304" calcext:value-type="float">
            <text:p>71007304</text:p>
          </table:table-cell>
          <table:table-cell table:style-name="ce3" office:value-type="float" office:value="52555581" calcext:value-type="float">
            <text:p>52555581</text:p>
          </table:table-cell>
          <table:table-cell table:style-name="ce3" office:value-type="float" office:value="38788198" calcext:value-type="float">
            <text:p>38788198</text:p>
          </table:table-cell>
          <table:table-cell table:number-columns-repeated="2"/>
          <table:table-cell table:style-name="ce3" office:value-type="float" office:value="186756449" calcext:value-type="float">
            <text:p>186756449</text:p>
          </table:table-cell>
          <table:table-cell table:style-name="ce3" office:value-type="float" office:value="4379590078" calcext:value-type="float">
            <text:p>4379590078</text:p>
          </table:table-cell>
          <table:table-cell table:style-name="ce3" office:value-type="float" office:value="2584535223" calcext:value-type="float">
            <text:p>2584535223</text:p>
          </table:table-cell>
          <table:table-cell table:style-name="ce3" office:value-type="float" office:value="1364624185" calcext:value-type="float">
            <text:p>1364624185</text:p>
          </table:table-cell>
        </table:table-row>
        <table:table-row table:style-name="ro1">
          <table:table-cell/>
          <table:table-cell table:style-name="ce3" office:value-type="float" office:value="90409605" calcext:value-type="float">
            <text:p>90409605</text:p>
          </table:table-cell>
          <table:table-cell table:style-name="ce3" office:value-type="float" office:value="53407491" calcext:value-type="float">
            <text:p>53407491</text:p>
          </table:table-cell>
          <table:table-cell table:style-name="ce3" office:value-type="float" office:value="22094615" calcext:value-type="float">
            <text:p>22094615</text:p>
          </table:table-cell>
          <table:table-cell office:value-type="float" office:value="17499719" calcext:value-type="float">
            <text:p>17499719</text:p>
          </table:table-cell>
          <table:table-cell table:number-columns-repeated="2"/>
          <table:table-cell table:style-name="ce3" office:value-type="float" office:value="114499784" calcext:value-type="float">
            <text:p>114499784</text:p>
          </table:table-cell>
          <table:table-cell table:style-name="ce3" office:value-type="float" office:value="74236913" calcext:value-type="float">
            <text:p>74236913</text:p>
          </table:table-cell>
          <table:table-cell office:value-type="float" office:value="30421893" calcext:value-type="float">
            <text:p>30421893</text:p>
          </table:table-cell>
          <table:table-cell office:value-type="float" office:value="31382751" calcext:value-type="float">
            <text:p>31382751</text:p>
          </table:table-cell>
          <table:table-cell table:number-columns-repeated="2"/>
          <table:table-cell table:style-name="ce3" office:value-type="float" office:value="119882032" calcext:value-type="float">
            <text:p>119882032</text:p>
          </table:table-cell>
          <table:table-cell table:style-name="ce3" office:value-type="float" office:value="76998355" calcext:value-type="float">
            <text:p>76998355</text:p>
          </table:table-cell>
          <table:table-cell table:style-name="ce3" office:value-type="float" office:value="55629891" calcext:value-type="float">
            <text:p>55629891</text:p>
          </table:table-cell>
          <table:table-cell table:style-name="ce3" office:value-type="float" office:value="35139185" calcext:value-type="float">
            <text:p>35139185</text:p>
          </table:table-cell>
          <table:table-cell table:number-columns-repeated="2"/>
          <table:table-cell table:style-name="ce3" office:value-type="float" office:value="192877145" calcext:value-type="float">
            <text:p>192877145</text:p>
          </table:table-cell>
          <table:table-cell table:style-name="ce3" office:value-type="float" office:value="3769770863" calcext:value-type="float">
            <text:p>3769770863</text:p>
          </table:table-cell>
          <table:table-cell table:style-name="ce3" office:value-type="float" office:value="2151300053" calcext:value-type="float">
            <text:p>2151300053</text:p>
          </table:table-cell>
          <table:table-cell table:style-name="ce3" office:value-type="float" office:value="1417815187" calcext:value-type="float">
            <text:p>1417815187</text:p>
          </table:table-cell>
        </table:table-row>
        <table:table-row table:style-name="ro1">
          <table:table-cell/>
          <table:table-cell table:style-name="ce3" office:value-type="float" office:value="75875950" calcext:value-type="float">
            <text:p>75875950</text:p>
          </table:table-cell>
          <table:table-cell table:style-name="ce3" office:value-type="float" office:value="78677419" calcext:value-type="float">
            <text:p>78677419</text:p>
          </table:table-cell>
          <table:table-cell table:style-name="ce3" office:value-type="float" office:value="40444368" calcext:value-type="float">
            <text:p>40444368</text:p>
          </table:table-cell>
          <table:table-cell office:value-type="float" office:value="22380640" calcext:value-type="float">
            <text:p>22380640</text:p>
          </table:table-cell>
          <table:table-cell table:number-columns-repeated="2"/>
          <table:table-cell table:style-name="ce3" office:value-type="float" office:value="113446848" calcext:value-type="float">
            <text:p>113446848</text:p>
          </table:table-cell>
          <table:table-cell table:style-name="ce3" office:value-type="float" office:value="65418553" calcext:value-type="float">
            <text:p>65418553</text:p>
          </table:table-cell>
          <table:table-cell office:value-type="float" office:value="38500151" calcext:value-type="float">
            <text:p>38500151</text:p>
          </table:table-cell>
          <table:table-cell office:value-type="float" office:value="19963115" calcext:value-type="float">
            <text:p>19963115</text:p>
          </table:table-cell>
          <table:table-cell table:number-columns-repeated="2"/>
          <table:table-cell table:style-name="ce3" office:value-type="float" office:value="107702205" calcext:value-type="float">
            <text:p>107702205</text:p>
          </table:table-cell>
          <table:table-cell table:style-name="ce3" office:value-type="float" office:value="64262533" calcext:value-type="float">
            <text:p>64262533</text:p>
          </table:table-cell>
          <table:table-cell table:style-name="ce3" office:value-type="float" office:value="54880053" calcext:value-type="float">
            <text:p>54880053</text:p>
          </table:table-cell>
          <table:table-cell table:style-name="ce3" office:value-type="float" office:value="37360758" calcext:value-type="float">
            <text:p>37360758</text:p>
          </table:table-cell>
          <table:table-cell table:number-columns-repeated="2"/>
          <table:table-cell table:style-name="ce3" office:value-type="float" office:value="191230459" calcext:value-type="float">
            <text:p>191230459</text:p>
          </table:table-cell>
          <table:table-cell table:style-name="ce3" office:value-type="float" office:value="3317413766" calcext:value-type="float">
            <text:p>3317413766</text:p>
          </table:table-cell>
          <table:table-cell table:style-name="ce3" office:value-type="float" office:value="2088893822" calcext:value-type="float">
            <text:p>2088893822</text:p>
          </table:table-cell>
          <table:table-cell table:style-name="ce3" office:value-type="float" office:value="1452798358" calcext:value-type="float">
            <text:p>1452798358</text:p>
          </table:table-cell>
        </table:table-row>
        <table:table-row table:style-name="ro1">
          <table:table-cell/>
          <table:table-cell table:style-name="ce3" office:value-type="float" office:value="100788050" calcext:value-type="float">
            <text:p>100788050</text:p>
          </table:table-cell>
          <table:table-cell table:style-name="ce3" office:value-type="float" office:value="53190911" calcext:value-type="float">
            <text:p>53190911</text:p>
          </table:table-cell>
          <table:table-cell table:style-name="ce3" office:value-type="float" office:value="22829125" calcext:value-type="float">
            <text:p>22829125</text:p>
          </table:table-cell>
          <table:table-cell office:value-type="float" office:value="17530996" calcext:value-type="float">
            <text:p>17530996</text:p>
          </table:table-cell>
          <table:table-cell table:number-columns-repeated="2"/>
          <table:table-cell table:style-name="ce3" office:value-type="float" office:value="113313399" calcext:value-type="float">
            <text:p>113313399</text:p>
          </table:table-cell>
          <table:table-cell table:style-name="ce3" office:value-type="float" office:value="66491622" calcext:value-type="float">
            <text:p>66491622</text:p>
          </table:table-cell>
          <table:table-cell office:value-type="float" office:value="30857438" calcext:value-type="float">
            <text:p>30857438</text:p>
          </table:table-cell>
          <table:table-cell office:value-type="float" office:value="22187215" calcext:value-type="float">
            <text:p>22187215</text:p>
          </table:table-cell>
          <table:table-cell table:number-columns-repeated="2"/>
          <table:table-cell table:style-name="ce3" office:value-type="float" office:value="109163357" calcext:value-type="float">
            <text:p>109163357</text:p>
          </table:table-cell>
          <table:table-cell table:style-name="ce3" office:value-type="float" office:value="76119333" calcext:value-type="float">
            <text:p>76119333</text:p>
          </table:table-cell>
          <table:table-cell table:style-name="ce3" office:value-type="float" office:value="45107855" calcext:value-type="float">
            <text:p>45107855</text:p>
          </table:table-cell>
          <table:table-cell table:style-name="ce3" office:value-type="float" office:value="34714465" calcext:value-type="float">
            <text:p>34714465</text:p>
          </table:table-cell>
          <table:table-cell table:number-columns-repeated="2"/>
          <table:table-cell table:style-name="ce3" office:value-type="float" office:value="206735574" calcext:value-type="float">
            <text:p>206735574</text:p>
          </table:table-cell>
          <table:table-cell table:style-name="ce3" office:value-type="float" office:value="2879377359" calcext:value-type="float">
            <text:p>2879377359</text:p>
          </table:table-cell>
          <table:table-cell table:style-name="ce3" office:value-type="float" office:value="2233661138" calcext:value-type="float">
            <text:p>2233661138</text:p>
          </table:table-cell>
          <table:table-cell table:style-name="ce3" office:value-type="float" office:value="1376174429" calcext:value-type="float">
            <text:p>1376174429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4:.B13])/10/(1000*1000*1000)/[.K20]" office:value-type="float" office:value="0.0000817422137" calcext:value-type="float">
            <text:p>0.0000817422137</text:p>
          </table:table-cell>
          <table:table-cell table:style-name="ce4" table:formula="of:=SUM([.C4:.C13])/10/(1000*1000*1000)/[.K21]" office:value-type="float" office:value="0.0001279763278" calcext:value-type="float">
            <text:p>0.0001279763278</text:p>
          </table:table-cell>
          <table:table-cell table:style-name="ce4" table:formula="of:=SUM([.D4:.D13])/10/(1000*1000*1000)/[.K22]" office:value-type="float" office:value="0.0001140982908" calcext:value-type="float">
            <text:p>0.0001140982908</text:p>
          </table:table-cell>
          <table:table-cell table:style-name="ce4" table:formula="of:=SUM([.E4:.E13])/10/(1000*1000*1000)/[.K23]" office:value-type="float" office:value="0.000144686052" calcext:value-type="float">
            <text:p>0.000144686052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H4:.H13])/10/(1000*1000*1000)/[.K20]" office:value-type="float" office:value="0.0001160538634" calcext:value-type="float">
            <text:p>0.0001160538634</text:p>
          </table:table-cell>
          <table:table-cell table:style-name="ce4" table:formula="of:=SUM([.I4:.I13])/10/(1000*1000*1000)/[.K21]" office:value-type="float" office:value="0.000136261035" calcext:value-type="float">
            <text:p>0.000136261035</text:p>
          </table:table-cell>
          <table:table-cell table:style-name="ce4" table:formula="of:=SUM([.J4:.J13])/10/(1000*1000*1000)/[.K22]" office:value-type="float" office:value="0.0001298077972" calcext:value-type="float">
            <text:p>0.0001298077972</text:p>
          </table:table-cell>
          <table:table-cell table:style-name="ce4" table:formula="of:=SUM([.K4:.K13])/10/(1000*1000*1000)/[.K23]" office:value-type="float" office:value="0.0002000342488" calcext:value-type="float">
            <text:p>0.0002000342488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N4:.N13])/10/(1000*1000*1000)/[.K20]" office:value-type="float" office:value="0.0001121332626" calcext:value-type="float">
            <text:p>0.0001121332626</text:p>
          </table:table-cell>
          <table:table-cell table:style-name="ce4" table:formula="of:=SUM([.O4:.O13])/10/(1000*1000*1000)/[.K21]" office:value-type="float" office:value="0.0001403656804" calcext:value-type="float">
            <text:p>0.0001403656804</text:p>
          </table:table-cell>
          <table:table-cell table:style-name="ce4" table:formula="of:=SUM([.P4:.P13])/10/(1000*1000*1000)/[.K22]" office:value-type="float" office:value="0.000206408904" calcext:value-type="float">
            <text:p>0.000206408904</text:p>
          </table:table-cell>
          <table:table-cell table:style-name="ce4" table:formula="of:=SUM([.Q4:.Q13])/10/(1000*1000*1000)/[.K23]" office:value-type="float" office:value="0.0002958404744" calcext:value-type="float">
            <text:p>0.0002958404744</text:p>
          </table:table-cell>
          <table:table-cell/>
          <table:table-cell table:style-name="ce1" office:value-type="string" calcext:value-type="string">
            <text:p>Médias</text:p>
          </table:table-cell>
          <table:table-cell table:style-name="ce4" table:formula="of:=SUM([.T4:.T13])/10/(1000*1000*1000)/[.K20]" office:value-type="float" office:value="0.0001966956271" calcext:value-type="float">
            <text:p>0.0001966956271</text:p>
          </table:table-cell>
          <table:table-cell table:style-name="ce4" table:formula="of:=SUM([.U4:.U13])/10/(1000*1000*1000)/[.K21]" office:value-type="float" office:value="0.0069380345698" calcext:value-type="float">
            <text:p>0.0069380345698</text:p>
          </table:table-cell>
          <table:table-cell table:style-name="ce4" table:formula="of:=SUM([.V4:.V13])/10/(1000*1000*1000)/[.K22]" office:value-type="float" office:value="0.0080798015392" calcext:value-type="float">
            <text:p>0.0080798015392</text:p>
          </table:table-cell>
          <table:table-cell table:style-name="ce4" table:formula="of:=SUM([.W4:.W13])/10/(1000*1000*1000)/[.K23]" office:value-type="float" office:value="0.0106789117288" calcext:value-type="float">
            <text:p>0.0106789117288</text:p>
          </table:table-cell>
        </table:table-row>
        <table:table-row table:style-name="ro1">
          <table:table-cell table:style-name="ce5"/>
          <table:table-cell table:style-name="ce16" table:number-columns-repeated="3"/>
          <table:table-cell table:style-name="ce24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" calcext:value-type="float">
            <text:p>125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0T13:37:26.801000000</dc:date>
    <meta:editing-duration>PT4H16M13S</meta:editing-duration>
    <meta:editing-cycles>16</meta:editing-cycles>
    <meta:generator>LibreOffice/7.4.3.2$Windows_X86_64 LibreOffice_project/1048a8393ae2eeec98dff31b5c133c5f1d08b890</meta:generator>
    <meta:document-statistic meta:table-count="3" meta:cell-count="69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2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MPIBcast.B2:MPIBcast.E3 MPIBcast.H2:MPIBcast.K3 MPIBcast.N2:MPIBcast.Q3 MPIBcast.T2:MPIBcast.W3 MPIBcast.B16:MPIBcast.E16 MPIBcast.H16:MPIBcast.K16 MPIBcast.N16:MPIBcast.Q16 MPIBcast.T16:MPIBcast.W16 MPIBcast.J25:MPIBcast.M25" chart:data-source-has-labels="row" svg:x="0.652cm" svg:y="0.729cm" svg:width="12.93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PIBcast.B2:MPIBcast.E3 MPIBcast.H2:MPIBcast.K3 MPIBcast.N2:MPIBcast.Q3 MPIBcast.T2:MPI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PIBcast.B16:MPIBcast.E16 MPIBcast.H16:MPIBcast.K16 MPIBcast.N16:MPIBcast.Q16 MPIBcast.T16:MPI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PIBcast.J25:MPI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MPIBcast.B2:MPIBcast.E3 MPIBcast.H2:MPIBcast.K3 MPIBcast.N2:MPIBcast.Q3 MPIBcast.T2:MPI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30896071">
                <text:p>0.0000930896071</text:p>
                <draw:g>
                  <svg:desc>MPIBcast.B16:MPIBcast.E16 MPIBcast.H16:MPIBcast.K16 MPIBcast.N16:MPIBcast.Q16 MPIBcast.T16:MPIBcast.W16</svg:desc>
                </draw:g>
              </table:table-cell>
              <table:table-cell office:value-type="float" office:value="0.000124563499">
                <text:p>0.000124563499</text:p>
              </table:table-cell>
              <table:table-cell office:value-type="float" office:value="0.0001184853508">
                <text:p>0.0001184853508</text:p>
              </table:table-cell>
              <table:table-cell office:value-type="float" office:value="0.0001537863224">
                <text:p>0.0001537863224</text:p>
              </table:table-cell>
              <table:table-cell office:value-type="float" office:value="0.0001199906368">
                <text:p>0.0001199906368</text:p>
              </table:table-cell>
              <table:table-cell office:value-type="float" office:value="0.000134957486">
                <text:p>0.000134957486</text:p>
              </table:table-cell>
              <table:table-cell office:value-type="float" office:value="0.000123765018">
                <text:p>0.000123765018</text:p>
              </table:table-cell>
              <table:table-cell office:value-type="float" office:value="0.0002335212016">
                <text:p>0.0002335212016</text:p>
              </table:table-cell>
              <table:table-cell office:value-type="float" office:value="0.0001159176579">
                <text:p>0.0001159176579</text:p>
              </table:table-cell>
              <table:table-cell office:value-type="float" office:value="0.000146325589">
                <text:p>0.000146325589</text:p>
              </table:table-cell>
              <table:table-cell office:value-type="float" office:value="0.0002095364376">
                <text:p>0.0002095364376</text:p>
              </table:table-cell>
              <table:table-cell office:value-type="float" office:value="0.0003958668648">
                <text:p>0.0003958668648</text:p>
              </table:table-cell>
              <table:table-cell office:value-type="float" office:value="0.0002002885657">
                <text:p>0.0002002885657</text:p>
              </table:table-cell>
              <table:table-cell office:value-type="float" office:value="0.007069930477">
                <text:p>0.007069930477</text:p>
              </table:table-cell>
              <table:table-cell office:value-type="float" office:value="0.0084901584416">
                <text:p>0.0084901584416</text:p>
              </table:table-cell>
              <table:table-cell office:value-type="float" office:value="0.0084310511688">
                <text:p>0.008431051168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MPIBcast.J25:MPI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3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ProfBcast.B2:ProfBcast.E3 ProfBcast.H2:ProfBcast.K3 ProfBcast.N2:ProfBcast.Q3 ProfBcast.T2:ProfBcast.W3 ProfBcast.B16:ProfBcast.E16 ProfBcast.H16:ProfBcast.K16 ProfBcast.N16:ProfBcast.Q16 ProfBcast.T16:ProfBcast.W16 ProfBcast.J25:Prof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ProfBcast.B2:ProfBcast.E3 ProfBcast.H2:ProfBcast.K3 ProfBcast.N2:ProfBcast.Q3 ProfBcast.T2:Prof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ProfBcast.B16:ProfBcast.E16 ProfBcast.H16:ProfBcast.K16 ProfBcast.N16:ProfBcast.Q16 ProfBcast.T16:Prof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ProfBcast.J25:Prof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ProfBcast.B2:ProfBcast.E3 ProfBcast.H2:ProfBcast.K3 ProfBcast.N2:ProfBcast.Q3 ProfBcast.T2:ProfBcast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817422137">
                <text:p>0.0000817422137</text:p>
                <draw:g>
                  <svg:desc>ProfBcast.B16:ProfBcast.E16 ProfBcast.H16:ProfBcast.K16 ProfBcast.N16:ProfBcast.Q16 ProfBcast.T16:ProfBcast.W16</svg:desc>
                </draw:g>
              </table:table-cell>
              <table:table-cell office:value-type="float" office:value="0.0001279763278">
                <text:p>0.0001279763278</text:p>
              </table:table-cell>
              <table:table-cell office:value-type="float" office:value="0.0001140982908">
                <text:p>0.0001140982908</text:p>
              </table:table-cell>
              <table:table-cell office:value-type="float" office:value="0.000144686052">
                <text:p>0.000144686052</text:p>
              </table:table-cell>
              <table:table-cell office:value-type="float" office:value="0.0001160538634">
                <text:p>0.0001160538634</text:p>
              </table:table-cell>
              <table:table-cell office:value-type="float" office:value="0.000136261035">
                <text:p>0.000136261035</text:p>
              </table:table-cell>
              <table:table-cell office:value-type="float" office:value="0.0001298077972">
                <text:p>0.0001298077972</text:p>
              </table:table-cell>
              <table:table-cell office:value-type="float" office:value="0.0002000342488">
                <text:p>0.0002000342488</text:p>
              </table:table-cell>
              <table:table-cell office:value-type="float" office:value="0.0001121332626">
                <text:p>0.0001121332626</text:p>
              </table:table-cell>
              <table:table-cell office:value-type="float" office:value="0.0001403656804">
                <text:p>0.0001403656804</text:p>
              </table:table-cell>
              <table:table-cell office:value-type="float" office:value="0.000206408904">
                <text:p>0.000206408904</text:p>
              </table:table-cell>
              <table:table-cell office:value-type="float" office:value="0.0002958404744">
                <text:p>0.0002958404744</text:p>
              </table:table-cell>
              <table:table-cell office:value-type="float" office:value="0.0001966956271">
                <text:p>0.0001966956271</text:p>
              </table:table-cell>
              <table:table-cell office:value-type="float" office:value="0.0069380345698">
                <text:p>0.0069380345698</text:p>
              </table:table-cell>
              <table:table-cell office:value-type="float" office:value="0.0080798015392">
                <text:p>0.0080798015392</text:p>
              </table:table-cell>
              <table:table-cell office:value-type="float" office:value="0.0106789117288">
                <text:p>0.010678911728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ProfBcast.J25:ProfBcast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style-name="ch1">
        <chart:title svg:x="2.407cm" svg:y="0.149cm" chart:style-name="ch2">
          <text:p>Tempo Médio/mensagem em Cada Experimento</text:p>
        </chart:title>
        <chart:subtitle svg:x="6.785cm" svg:y="1.121cm" chart:style-name="ch3">
          <text:p>MyBcast</text:p>
        </chart:subtitle>
        <chart:plot-area chart:style-name="ch4" table:cell-range-address="MyBcast.B2:MyBcast.E3 MyBcast.H2:MyBcast.K3 MyBcast.N2:MyBcast.Q3 MyBcast.T2:MyBcast.W3 MyBcast.B16:MyBcast.E16 MyBcast.H16:MyBcast.K16 MyBcast.N16:MyBcast.Q16 MyBcast.T16:MyBcast.W16 MyBcast.J25:MyBcast.M25" chart:data-source-has-labels="row" svg:x="0.652cm" svg:y="0.728cm" svg:width="12.938cm" svg:height="8.572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151cm" svg:y="9.189cm" chart:style-name="ch6">
              <text:p>Experimento</text:p>
            </chart:title>
            <chart:categories table:cell-range-address="MyBcast.B2:MyBcast.E3 MyBcast.H2:MyBcast.K3 MyBcast.N2:MyBcast.Q3 MyBcast.T2:MyBcast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MyBcast.B16:MyBcast.E16 MyBcast.H16:MyBcast.K16 MyBcast.N16:MyBcast.Q16 MyBcast.T16:MyBcast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MyBcast.J25:MyBcast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ha 16 Linha 16 Linha 16 Linha 16</text:p>
              </table:table-cell>
              <table:table-cell office:value-type="string">
                <text:p>Linha 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yBcast.B2:MyBcast.E3 MyBcast.H2:MyBcast.K3 MyBcast.N2:MyBcast.Q3 MyBcast.T2:MyBcast.W3</svg:desc>
                </draw:g>
              </table:table-cell>
              <table:table-cell office:value-type="float" office:value="0.0009597976217">
                <text:p>0.0009597976217</text:p>
                <draw:g>
                  <svg:desc>MyBcast.B16:MyBcast.E16 MyBcast.H16:MyBcast.K16 MyBcast.N16:MyBcast.Q16 MyBcast.T16:MyBcast.W16</svg:desc>
                </draw:g>
              </table:table-cell>
              <table:table-cell office:value-type="float" office:value="NaN">
                <text:p>NaN</text:p>
                <draw:g>
                  <svg:desc>MyBcast.J25:MyBcast.M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9865886966">
                <text:p>0.0009865886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067557662">
                <text:p>0.001067557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92963696">
                <text:p>0.0019296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9336822341">
                <text:p>0.000933682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9849353782">
                <text:p>0.0009849353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10002961">
                <text:p>0.00110002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3182292184">
                <text:p>0.002318229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8419929028">
                <text:p>0.0008419929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8689224802">
                <text:p>0.0008689224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1090757724">
                <text:p>0.0011090757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31279040408">
                <text:p>0.003127904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75728392964">
                <text:p>0.0275728392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80420174372">
                <text:p>0.0280420174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8507334312">
                <text:p>0.02850733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27536627752">
                <text:p>0.03275366277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